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top" draw:auto-grow-height="false" fo:min-height="0cm" fo:min-width="0cm" draw:shadow="visib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vertical-align="top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measure" style:list-style-name="L1">
      <style:graphic-properties svg:stroke-width="0.081cm" svg:stroke-color="#ff0000" draw:marker-start="" draw:marker-start-width="0.321cm" draw:marker-end-width="0.321cm" draw:textarea-vertical-align="middle"/>
    </style:style>
    <style:style style:name="gr12" style:family="graphic" style:parent-style-name="measure" style:list-style-name="L1">
      <style:graphic-properties svg:stroke-width="0.081cm" svg:stroke-color="#ff0000" draw:marker-start="" draw:marker-start-width="0.321cm" draw:marker-end-width="0.321cm" draw:textarea-vertical-align="middle"/>
    </style:style>
    <style:style style:name="gr13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14" style:family="graphic" style:parent-style-name="measure" style:list-style-name="L1">
      <style:graphic-properties draw:marker-start="" draw:textarea-vertical-align="middle"/>
    </style:style>
    <style:style style:name="gr15" style:family="graphic" style:parent-style-name="measure" style:list-style-name="L1">
      <style:graphic-properties draw:marker-start="" draw:textarea-vertical-align="middle"/>
    </style:style>
    <style:style style:name="gr16" style:family="graphic" style:parent-style-name="measure" style:list-style-name="L1">
      <style:graphic-properties draw:marker-start="" draw:textarea-vertical-align="middle"/>
    </style:style>
    <style:style style:name="gr17" style:family="graphic" style:parent-style-name="measure" style:list-style-name="L1">
      <style:graphic-properties draw:marker-start="" draw:textarea-vertical-align="middle"/>
    </style:style>
    <style:style style:name="gr18" style:family="graphic" style:parent-style-name="measure" style:list-style-name="L1">
      <style:graphic-properties draw:marker-start="" draw:textarea-vertical-align="middle"/>
    </style:style>
    <style:style style:name="gr19" style:family="graphic" style:parent-style-name="measure" style:list-style-name="L1">
      <style:graphic-properties svg:stroke-width="0.106cm" svg:stroke-color="#ff3333" draw:marker-start="" draw:marker-start-width="0.359cm" draw:marker-end-width="0.359cm" draw:textarea-vertical-align="middle"/>
    </style:style>
    <style:style style:name="gr20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opacity="50%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23" style:family="graphic" style:parent-style-name="measure">
      <style:graphic-properties draw:textarea-vertical-align="middle"/>
    </style:style>
    <style:style style:name="gr24" style:family="graphic" style:parent-style-name="standard">
      <style:graphic-properties draw:fill-color="#ffff99" draw:textarea-horizontal-align="justify" draw:textarea-vertical-align="top" draw:auto-grow-height="false" fo:min-height="0cm" fo:min-width="0cm"/>
    </style:style>
    <style:style style:name="gr25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26" style:family="graphic" style:parent-style-name="standard">
      <style:graphic-properties draw:fill-color="#ffff00" draw:textarea-vertical-align="middle" draw:shadow="visible"/>
    </style:style>
    <style:style style:name="gr2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8" style:family="graphic" style:parent-style-name="standard">
      <style:graphic-properties draw:fill-color="#ffccff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0" style:family="graphic" style:parent-style-name="standard">
      <style:graphic-properties draw:fill-color="#66ffff" draw:textarea-vertical-align="middle" draw:shadow="visibl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fill-color="#ffff99" draw:textarea-vertical-align="middle" draw:shadow="visible"/>
    </style:style>
    <style:style style:name="gr33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-color="#ffcccc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margin-top="0.205cm" fo:margin-bottom="0.205cm" fo:text-align="center"/>
    </style:style>
    <style:style style:name="P3" style:family="paragraph">
      <style:paragraph-properties fo:margin-top="0.205cm" fo:margin-bottom="0.205cm"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top="0.307cm" fo:margin-bottom="0.307cm" fo:text-align="start"/>
    </style:style>
    <style:style style:name="P6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top="0.102cm" fo:margin-bottom="0.102cm" fo:text-align="center"/>
      <style:text-properties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margin-top="0.307cm" fo:margin-bottom="0.307cm" fo:text-align="center"/>
    </style:style>
    <style:style style:name="P12" style:family="paragraph">
      <style:paragraph-properties fo:margin-top="0.307cm" fo:margin-bottom="0.307cm" fo:text-align="center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205cm" fo:margin-bottom="0.205cm" fo:text-align="start"/>
    </style:style>
    <style:style style:name="P15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6" style:family="paragraph">
      <style:paragraph-properties fo:margin-top="0.205cm" fo:margin-bottom="0.205cm" fo:text-align="center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start"/>
      <style:text-properties fo:font-size="10pt" style:font-size-asian="10pt" style:font-size-complex="10pt"/>
    </style:style>
    <style:style style:name="P21" style:family="paragraph">
      <style:paragraph-properties fo:margin-top="0.205cm" fo:margin-bottom="0.205cm" fo:text-align="start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.409cm" fo:margin-bottom="0.409cm" fo:text-align="center"/>
    </style:style>
    <style:style style:name="P24" style:family="paragraph">
      <style:paragraph-properties fo:margin-top="0.409cm" fo:margin-bottom="0.409cm" fo:text-align="center"/>
      <style:text-properties fo:font-size="14pt" style:font-size-asian="14pt" style:font-size-complex="14pt"/>
    </style:style>
    <style:style style:name="P25" style:family="paragraph">
      <style:paragraph-properties fo:margin-top="0.205cm" fo:margin-bottom="0.205cm" fo:text-align="start"/>
      <style:text-properties fo:font-size="15pt" style:font-size-asian="15pt" style:font-size-complex="15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3333"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微軟正黑體" style:font-family-generic="swiss" style:font-pitch="variable" fo:font-size="12pt" fo:font-style="normal" fo:text-shadow="none" style:text-underline-style="none" fo:font-weight="normal" style:letter-kerning="true" style:font-family-asian="微軟正黑體" style:font-family-generic-asian="swiss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ff0066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0000" fo:font-size="14pt" style:font-size-asian="14pt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13.9cm" svg:height="2.4cm" svg:x="3.55cm" svg:y="13.65cm">
          <text:p text:style-name="P1">常注意</text:p>
          <text:p text:style-name="P1">http://oli.jp/2010/css-animatable-properties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custom-shape draw:style-name="gr2" draw:text-style-name="P1" draw:layer="layout" svg:width="13.798cm" svg:height="1.5cm" svg:x="0.003cm" svg:y="0.003cm">
          <text:p text:style-name="P1">Jquery.transition() <text:span text:style-name="T1">動畫對列規則</text:span>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" draw:id="id1" draw:layer="layout" svg:width="6.9cm" svg:height="1.7cm" svg:x="0.8cm" svg:y="5.6cm">
          <text:p text:style-name="P2"><text:span text:style-name="T2">jq.transition</text:span></text:p>
          <text:p text:style-name="P2"><text:span text:style-name="T2">有兩種動畫方式</text:span></text:p>
          <draw:enhanced-geometry svg:viewBox="0 0 21600 21600" draw:text-areas="0 0 21600 21600" draw:type="pentagon-right" draw:modifiers="19740.06407144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4" xml:id="id2" draw:id="id2" draw:layer="layout" svg:width="2.7cm" svg:height="1.1cm" svg:x="5.4cm" svg:y="9.2cm">
          <text:p text:style-name="P1"><text:span text:style-name="T2">queue</text:span></text:p>
        </draw:rect>
        <draw:rect draw:style-name="gr3" draw:text-style-name="P4" xml:id="id3" draw:id="id3" draw:layer="layout" svg:width="2.7cm" svg:height="1.1cm" svg:x="5.4cm" svg:y="15.9cm">
          <text:p text:style-name="P1"><text:span text:style-name="T2">No queue</text:span></text:p>
        </draw:rect>
        <draw:connector draw:style-name="gr4" draw:text-style-name="P1" draw:layer="layout" svg:x1="4.25cm" svg:y1="7.3cm" svg:x2="5.4cm" svg:y2="9.75cm" draw:start-shape="id1" draw:start-glue-point="2" draw:end-shape="id2" draw:end-glue-point="3" svg:d="M4250 7300v2450h1150">
          <text:p/>
        </draw:connector>
        <draw:connector draw:style-name="gr4" draw:text-style-name="P1" draw:layer="layout" svg:x1="4.25cm" svg:y1="7.3cm" svg:x2="5.4cm" svg:y2="16.45cm" draw:start-shape="id1" draw:start-glue-point="2" draw:end-shape="id3" draw:end-glue-point="3" svg:d="M4250 7300v9150h1150">
          <text:p/>
        </draw:connector>
        <draw:custom-shape draw:style-name="gr2" draw:text-style-name="P6" draw:layer="layout" svg:width="7.8cm" svg:height="3.4cm" svg:x="1.6cm" svg:y="19.8cm">
          <text:p text:style-name="P5"><text:span text:style-name="T3">delay</text:span><text:span text:style-name="T3">不由 </text:span><text:span text:style-name="T3">css</text:span><text:span text:style-name="T3">設定</text:span></text:p>
          <text:p text:style-name="P5"><text:span text:style-name="T3">因為難以暫停</text:span></text:p>
          <text:p text:style-name="P5"><text:span text:style-name="T3">改用計時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預設">
        <draw:custom-shape draw:style-name="gr2" draw:text-style-name="P1" draw:layer="layout" svg:width="5.6cm" svg:height="1.5cm" svg:x="0cm" svg:y="0cm">
          <text:p text:style-name="P1">流程大綱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7" xml:id="id10" draw:id="id10" draw:layer="layout" svg:width="4.9cm" svg:height="1.9cm" svg:x="0.5cm" svg:y="3.2cm">
          <text:p text:style-name="P1"><text:span text:style-name="T3">正在運動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4.9cm" svg:height="4.2cm" svg:x="0.501cm" svg:y="9.7cm">
          <text:p text:style-name="P8"><text:span text:style-name="T4">若使用者有設定</text:span></text:p>
          <text:p text:style-name="P8"><text:span text:style-name="T4">cssSetting</text:span></text:p>
          <text:p text:style-name="P8"><text:span text:style-name="T5">要處理</text:span><text:span text:style-name="T5">CssSetting</text:span></text:p>
          <text:p text:style-name="P8"><text:span text:style-name="T5">的計算</text:span></text:p>
          <text:p text:style-name="P8"><text:span text:style-name="T3">(</text:span><text:span text:style-name="T3">最重要的地方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5" draw:id="id5" draw:layer="layout" svg:width="10.4cm" svg:height="1.4cm" svg:x="8.3cm" svg:y="6.8cm">
          <text:p text:style-name="P9"><text:span text:style-name="T3">紀錄之前設定的</text:span><text:span text:style-name="T3">styleKe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401cm" svg:y1="11.8cm" svg:x2="8.3cm" svg:y2="7.5cm" draw:start-shape="id4" draw:start-glue-point="1" draw:end-shape="id5" svg:d="M5401 11800h702l1696-4300h501">
          <text:p/>
        </draw:connector>
        <draw:custom-shape draw:style-name="gr1" draw:text-style-name="P10" xml:id="id6" draw:id="id6" draw:layer="layout" svg:width="10.4cm" svg:height="1.8cm" svg:x="8.3cm" svg:y="9cm">
          <text:p text:style-name="P9"><text:span text:style-name="T3">style </text:span><text:span text:style-name="T3">是否有不當的設置</text:span></text:p>
          <text:p text:style-name="P9"><text:span text:style-name="T3">若有剃除或修正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5cm" svg:y1="8.2cm" svg:x2="13.5cm" svg:y2="9cm" draw:start-shape="id5" draw:start-glue-point="2" draw:end-shape="id6" draw:end-glue-point="0" svg:d="M13500 8200v800">
          <text:p/>
        </draw:connector>
        <draw:custom-shape draw:style-name="gr1" draw:text-style-name="P10" xml:id="id7" draw:id="id7" draw:layer="layout" svg:width="10.4cm" svg:height="1.4cm" svg:x="8.3cm" svg:y="12.5cm">
          <text:p text:style-name="P9"><text:span text:style-name="T3">cssSetting </text:span><text:span text:style-name="T3">是否有不當的設置</text:span></text:p>
          <text:p text:style-name="P9"><text:span text:style-name="T3">若有剃除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401cm" svg:y1="11.8cm" svg:x2="8.3cm" svg:y2="13.2cm" draw:start-shape="id4" draw:start-glue-point="1" draw:end-shape="id7" draw:end-glue-point="3" svg:d="M5401 11800h702l1696 1400h501">
          <text:p/>
        </draw:connector>
        <draw:custom-shape draw:style-name="gr1" draw:text-style-name="P10" xml:id="id8" draw:id="id8" draw:layer="layout" svg:width="10.4cm" svg:height="1.4cm" svg:x="8.3cm" svg:y="14.9cm">
          <text:p text:style-name="P9"><text:span text:style-name="T3">cssSetting </text:span><text:span text:style-name="T3">是否有 </text:span><text:span text:style-name="T6">+-=</text:span><text:span text:style-name="T3"> </text:span><text:span text:style-name="T3">的設置</text:span></text:p>
          <text:p text:style-name="P9"><text:span text:style-name="T3">若有需取得換算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5cm" svg:y1="13.9cm" svg:x2="13.5cm" svg:y2="14.9cm" draw:start-shape="id7" draw:start-glue-point="2" draw:end-shape="id8" draw:end-glue-point="0" svg:d="M13500 13900v1000">
          <text:p/>
        </draw:connector>
        <draw:custom-shape draw:style-name="gr1" draw:text-style-name="P10" xml:id="id9" draw:id="id9" draw:layer="layout" svg:width="10.4cm" svg:height="2.5cm" svg:x="8.3cm" svg:y="18cm">
          <text:p text:style-name="P9"><text:span text:style-name="T3">cssSetting </text:span><text:span text:style-name="T3">壓過 之前設定的</text:span><text:span text:style-name="T3">style</text:span></text:p>
          <text:p text:style-name="P9"><text:span text:style-name="T3"/></text:p>
          <text:p text:style-name="P9"><text:span text:style-name="T3">可以保留舊命令，與更新新的命令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401cm" svg:y1="11.8cm" svg:x2="8.3cm" svg:y2="19.25cm" draw:start-shape="id4" draw:start-glue-point="1" draw:end-shape="id9" svg:d="M5401 11800h702l1696 7450h501">
          <text:p/>
        </draw:connector>
        <draw:custom-shape draw:style-name="gr2" draw:text-style-name="P7" xml:id="id12" draw:id="id12" draw:layer="layout" svg:width="4.9cm" svg:height="1.9cm" svg:x="0.502cm" svg:y="2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0" xml:id="id11" draw:id="id11" draw:layer="layout" svg:width="9.4cm" svg:height="1.4cm" svg:x="8.7cm" svg:y="3.4cm">
          <text:p text:style-name="P9"><text:span text:style-name="T3">檢查 </text:span><text:span text:style-name="T3">data(</text:span><text:span text:style-name="T7">area88TransformData</text:span><text:span text:style-name="T3">)</text:span></text:p>
        </draw:rect>
        <draw:connector draw:style-name="gr4" draw:text-style-name="P1" draw:layer="layout" draw:type="lines" svg:x1="5.4cm" svg:y1="4.15cm" svg:x2="8.7cm" svg:y2="4.1cm" draw:start-shape="id10" draw:start-glue-point="1" draw:end-shape="id11" svg:d="M5400 4150h502l2297-50h501">
          <text:p/>
        </draw:connector>
        <draw:connector draw:style-name="gr4" draw:text-style-name="P1" draw:layer="layout" draw:type="line" svg:x1="2.95cm" svg:y1="5.1cm" svg:x2="2.951cm" svg:y2="9.7cm" draw:start-shape="id10" draw:end-shape="id4" svg:d="M2950 5100l1 4600">
          <text:p/>
        </draw:connector>
        <draw:connector draw:style-name="gr4" draw:text-style-name="P1" draw:layer="layout" draw:type="line" svg:x1="2.951cm" svg:y1="13.9cm" svg:x2="2.952cm" svg:y2="26.2cm" draw:start-shape="id4" draw:start-glue-point="2" draw:end-shape="id12" draw:end-glue-point="0" svg:d="M2951 13900l1 12300">
          <text:p/>
        </draw:connector>
      </draw:page>
      <draw:page draw:name="page4" draw:style-name="dp1" draw:master-page-name="預設">
        <draw:custom-shape draw:style-name="gr2" draw:text-style-name="P7" xml:id="id15" draw:id="id15" draw:layer="layout" svg:width="4.9cm" svg:height="1.9cm" svg:x="0.503cm" svg:y="10.5cm">
          <text:p text:style-name="P7"><text:span text:style-name="T3">設置動畫前的準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3" draw:id="id13" draw:layer="layout" svg:width="4.9cm" svg:height="1.9cm" svg:x="0.504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2.954cm" svg:y1="3.1cm" svg:x2="2.955cm" svg:y2="6cm" draw:start-shape="id13" draw:start-glue-point="2" draw:end-shape="id14" svg:d="M2954 3100l1 2900">
          <text:p/>
        </draw:connector>
        <draw:custom-shape draw:style-name="gr1" draw:text-style-name="P10" xml:id="id16" draw:id="id16" draw:layer="layout" svg:width="10.4cm" svg:height="1.4cm" svg:x="8.3cm" svg:y="9.5cm">
          <text:p text:style-name="P10"><text:span text:style-name="T3">綁定 </text:span><text:span text:style-name="T3">end </text:span><text:span text:style-name="T3">事件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8" draw:id="id18" draw:layer="layout" svg:width="10.4cm" svg:height="1.4cm" svg:x="8.3cm" svg:y="12.6cm">
          <text:p text:style-name="P10"><text:span text:style-name="T3">設定計時器，確保 </text:span><text:span text:style-name="T3">end</text:span><text:span text:style-name="T3">事件的執行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403cm" svg:y1="11.45cm" svg:x2="8.3cm" svg:y2="10.2cm" draw:start-shape="id15" draw:start-glue-point="1" draw:end-shape="id16" draw:end-glue-point="3" svg:d="M5403 11450h502l1894-1250h501">
          <text:p/>
        </draw:connector>
        <draw:connector draw:style-name="gr4" draw:text-style-name="P1" draw:layer="layout" draw:type="lines" svg:x1="5.404cm" svg:y1="16.05cm" svg:x2="8.3cm" svg:y2="13.3cm" draw:start-shape="id17" draw:end-shape="id18" draw:end-glue-point="3" svg:d="M5404 16050h502l1893-2750h501">
          <text:p/>
        </draw:connector>
        <draw:custom-shape draw:style-name="gr2" draw:text-style-name="P7" xml:id="id14" draw:id="id14" draw:layer="layout" svg:width="4.9cm" svg:height="1.9cm" svg:x="0.505cm" svg:y="6cm">
          <text:p text:style-name="P7">redr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2.955cm" svg:y1="7.9cm" svg:x2="2.953cm" svg:y2="10.5cm" draw:start-shape="id14" draw:start-glue-point="2" draw:end-shape="id15" draw:end-glue-point="0" svg:d="M2955 7900l-2 2600">
          <text:p/>
        </draw:connector>
        <draw:custom-shape draw:style-name="gr2" draw:text-style-name="P7" xml:id="id17" draw:id="id17" draw:layer="layout" svg:width="4.9cm" svg:height="1.9cm" svg:x="0.504cm" svg:y="15.1cm">
          <text:p text:style-name="P7"><text:span text:style-name="T3">下達動畫指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9" draw:id="id19" draw:layer="layout" svg:width="4.9cm" svg:height="1.9cm" svg:x="0.505cm" svg:y="20.8cm">
          <text:p text:style-name="P7"><text:span text:style-name="T3">動畫執行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2.953cm" svg:y1="12.4cm" svg:x2="2.954cm" svg:y2="15.1cm" draw:start-shape="id15" draw:start-glue-point="2" draw:end-shape="id17" svg:d="M2953 12400l1 2700">
          <text:p/>
        </draw:connector>
        <draw:connector draw:style-name="gr4" draw:text-style-name="P1" draw:layer="layout" draw:type="line" svg:x1="2.954cm" svg:y1="17cm" svg:x2="2.955cm" svg:y2="20.8cm" draw:start-shape="id17" draw:start-glue-point="2" draw:end-shape="id19" draw:end-glue-point="0" svg:d="M2954 17000l1 3800">
          <text:p/>
        </draw:connector>
        <draw:custom-shape draw:style-name="gr7" draw:text-style-name="P10" xml:id="id20" draw:id="id20" draw:layer="layout" svg:width="10.4cm" svg:height="2.8cm" svg:x="8.3cm" svg:y="16.1cm">
          <text:p text:style-name="P10"><text:span text:style-name="T3">1.</text:span><text:span text:style-name="T3">若有設定 </text:span><text:span text:style-name="T3">cssSetting </text:span><text:span text:style-name="T3">改變 </text:span><text:span text:style-name="T3">style </text:span><text:span text:style-name="T3">狀態</text:span></text:p>
          <text:p text:style-name="P10"><text:span text:style-name="T3"/></text:p>
          <text:p text:style-name="P10"><text:span text:style-name="T3">2.</text:span><text:span text:style-name="T3">若是設置 </text:span><text:span text:style-name="T3">actionFn </text:span><text:span text:style-name="T3">則執行 </text:span><text:span text:style-name="T3">actionFn 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404cm" svg:y1="16.05cm" svg:x2="8.3cm" svg:y2="17.5cm" draw:start-shape="id17" draw:start-glue-point="1" draw:end-shape="id20" draw:end-glue-point="3" svg:d="M5404 16050h502l1893 1450h501">
          <text:p/>
        </draw:connector>
        <draw:custom-shape draw:style-name="gr6" draw:text-style-name="P7" xml:id="id21" draw:id="id21" draw:layer="layout" svg:width="4.9cm" svg:height="1.9cm" svg:x="0.506cm" svg:y="2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22" draw:id="id22" draw:layer="layout" svg:width="10.4cm" svg:height="1.4cm" svg:x="8.3cm" svg:y="21.2cm">
          <text:p text:style-name="P10"><text:span text:style-name="T3">執行 </text:span><text:span text:style-name="T3">step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955cm" svg:y1="22.7cm" svg:x2="2.956cm" svg:y2="26.2cm" draw:start-shape="id19" draw:start-glue-point="2" draw:end-shape="id21" draw:end-glue-point="0" svg:d="M2955 22700l1 3500">
          <text:p/>
        </draw:connector>
        <draw:connector draw:style-name="gr4" draw:text-style-name="P1" draw:layer="layout" draw:type="lines" svg:x1="5.405cm" svg:y1="21.75cm" svg:x2="8.3cm" svg:y2="21.9cm" draw:start-shape="id19" draw:start-glue-point="1" draw:end-shape="id22" draw:end-glue-point="3" svg:d="M5405 21750h502l1892 150h501">
          <text:p/>
        </draw:connector>
      </draw:page>
      <draw:page draw:name="page5" draw:style-name="dp1" draw:master-page-name="預設">
        <draw:custom-shape draw:style-name="gr2" draw:text-style-name="P7" xml:id="id23" draw:id="id23" draw:layer="layout" svg:width="4.9cm" svg:height="1.9cm" svg:x="0.508cm" svg:y="13.1cm">
          <text:p text:style-name="P7"><text:span text:style-name="T3">開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24" draw:id="id24" draw:layer="layout" svg:width="10.4cm" svg:height="1.4cm" svg:x="8.301cm" svg:y="13.1cm">
          <text:p text:style-name="P10"><text:span text:style-name="T3">若設 </text:span><text:span text:style-name="T3">queue </text:span><text:span text:style-name="T3">呼叫下一個任務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408cm" svg:y1="14.05cm" svg:x2="8.301cm" svg:y2="13.8cm" draw:start-shape="id23" draw:start-glue-point="1" draw:end-shape="id24" draw:end-glue-point="3" svg:d="M5408 14050h502l1890-250h501">
          <text:p/>
        </draw:connector>
        <draw:custom-shape draw:style-name="gr2" draw:text-style-name="P7" xml:id="id25" draw:id="id25" draw:layer="layout" svg:width="4.9cm" svg:height="1.9cm" svg:x="0.509cm" svg:y="4.9cm">
          <text:p text:style-name="P7"><text:span text:style-name="T3">動畫 </text:span><text:span text:style-name="T3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27" draw:id="id27" draw:layer="layout" svg:width="10.4cm" svg:height="1.4cm" svg:x="8.3cm" svg:y="4.1cm">
          <text:p text:style-name="P10"><text:span text:style-name="T3">執行 </text:span><text:span text:style-name="T3">comple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6" draw:id="id26" draw:layer="layout" svg:width="4.9cm" svg:height="1.9cm" svg:x="0.51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.959cm" svg:y1="6.8cm" svg:x2="2.958cm" svg:y2="13.1cm" draw:start-shape="id25" draw:start-glue-point="2" draw:end-shape="id23" draw:end-glue-point="0" svg:d="M2959 6800l-1 6300">
          <text:p text:style-name="P1">150ms</text:p>
        </draw:connector>
        <draw:connector draw:style-name="gr4" draw:text-style-name="P1" draw:layer="layout" draw:type="line" svg:x1="2.96cm" svg:y1="3cm" svg:x2="2.959cm" svg:y2="4.9cm" draw:start-shape="id26" draw:start-glue-point="2" draw:end-shape="id25" svg:d="M2960 3000l-1 1900">
          <text:p/>
        </draw:connector>
        <draw:custom-shape draw:style-name="gr1" draw:text-style-name="P10" xml:id="id28" draw:id="id28" draw:layer="layout" svg:width="10.4cm" svg:height="2.5cm" svg:x="8.3cm" svg:y="6.9cm">
          <text:p text:style-name="P10"><text:span text:style-name="T3">若有設置 </text:span><text:span text:style-name="T3">transform.rotate() </text:span><text:span text:style-name="T3">要修正 </text:span><text:span text:style-name="T3">rot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409cm" svg:y1="5.85cm" svg:x2="8.3cm" svg:y2="4.8cm" draw:start-shape="id25" draw:start-glue-point="1" draw:end-shape="id27" draw:end-glue-point="3" svg:d="M5409 5850h502l1888-1050h501">
          <text:p/>
        </draw:connector>
        <draw:connector draw:style-name="gr4" draw:text-style-name="P1" draw:layer="layout" draw:type="lines" svg:x1="5.409cm" svg:y1="5.85cm" svg:x2="8.3cm" svg:y2="8.15cm" draw:start-shape="id25" draw:start-glue-point="1" draw:end-shape="id28" svg:d="M5409 5850h502l1888 2300h501">
          <text:p/>
        </draw:connector>
      </draw:page>
      <draw:page draw:name="page6" draw:style-name="dp1" draw:master-page-name="預設">
        <draw:custom-shape draw:style-name="gr2" draw:text-style-name="P1" draw:layer="layout" svg:width="5.6cm" svg:height="1.5cm" svg:x="0.001cm" svg:y="0.001cm">
          <text:p text:style-name="P1">模組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12" xml:id="id30" draw:id="id30" draw:layer="layout" svg:width="4.6cm" svg:height="1.7cm" svg:x="7.6cm" svg:y="4.4cm">
          <text:p text:style-name="P11"><text:span text:style-name="T3">$.pTransition</text:span></text:p>
          <text:p text:style-name="P11"><text:span text:style-name="T3">(function)</text:span></text:p>
        </draw:rect>
        <draw:ellipse draw:style-name="gr3" draw:text-style-name="P7" xml:id="id29" draw:id="id29" draw:layer="layout" svg:width="3.9cm" svg:height="1.2cm" svg:x="3.7cm" svg:y="2.4cm">
          <text:p text:style-name="P1"><text:span text:style-name="T3">入口命令</text:span></text:p>
        </draw:ellipse>
        <draw:connector draw:style-name="gr4" draw:text-style-name="P1" draw:layer="layout" draw:type="curve" svg:x1="5.65cm" svg:y1="3.6cm" svg:x2="7.6cm" svg:y2="5.25cm" draw:start-shape="id29" draw:start-glue-point="2" draw:end-shape="id30" draw:end-glue-point="3" svg:d="M5650 3600c0 1100 650 1650 1950 1650">
          <text:p/>
        </draw:connector>
        <draw:rect draw:style-name="gr9" draw:text-style-name="P7" xml:id="id31" draw:id="id31" draw:layer="layout" svg:width="4.6cm" svg:height="2cm" svg:x="0.9cm" svg:y="8.6cm">
          <text:p text:style-name="P1"><text:span text:style-name="T3">Area88Transition</text:span></text:p>
        </draw:rect>
        <draw:rect draw:style-name="gr9" draw:text-style-name="P7" xml:id="id32" draw:id="id32" draw:layer="layout" svg:width="4.6cm" svg:height="2cm" svg:x="2cm" svg:y="13.3cm">
          <text:p text:style-name="P1"><text:span text:style-name="T3">TransitionData</text:span></text:p>
        </draw:rect>
        <draw:rect draw:style-name="gr9" draw:text-style-name="P7" xml:id="id33" draw:id="id33" draw:layer="layout" svg:width="4.6cm" svg:height="2cm" svg:x="7.8cm" svg:y="14.9cm">
          <text:p text:style-name="P1"><text:span text:style-name="T3">arguments</text:span></text:p>
        </draw:rect>
        <draw:connector draw:style-name="gr10" draw:text-style-name="P1" draw:layer="layout" draw:type="line" svg:x1="3.2cm" svg:y1="8.6cm" svg:x2="9.9cm" svg:y2="6.1cm" draw:start-shape="id31" draw:start-glue-point="0" draw:end-shape="id30" draw:end-glue-point="2" svg:d="M3200 8600l6700-2500">
          <text:p/>
        </draw:connector>
        <draw:connector draw:style-name="gr10" draw:text-style-name="P1" draw:layer="layout" draw:type="line" svg:x1="4.3cm" svg:y1="13.3cm" svg:x2="9.9cm" svg:y2="6.1cm" draw:start-shape="id32" draw:start-glue-point="0" draw:end-shape="id30" draw:end-glue-point="2" svg:d="M4300 13300l5600-7200">
          <text:p/>
        </draw:connector>
        <draw:connector draw:style-name="gr10" draw:text-style-name="P1" draw:layer="layout" draw:type="line" svg:x1="10.1cm" svg:y1="14.9cm" svg:x2="9.9cm" svg:y2="6.1cm" draw:start-shape="id33" draw:start-glue-point="0" draw:end-shape="id30" draw:end-glue-point="2" svg:d="M10100 14900l-200-8800">
          <text:p/>
        </draw:connector>
        <draw:rect draw:style-name="gr9" draw:text-style-name="P7" xml:id="id34" draw:id="id34" draw:layer="layout" svg:width="4.6cm" svg:height="2cm" svg:x="15.1cm" svg:y="8.3cm">
          <text:p text:style-name="P1"><text:span text:style-name="T3">timer</text:span></text:p>
        </draw:rect>
        <draw:connector draw:style-name="gr10" draw:text-style-name="P1" draw:layer="layout" draw:type="line" svg:x1="17.4cm" svg:y1="8.3cm" svg:x2="9.9cm" svg:y2="6.1cm" draw:start-shape="id34" draw:start-glue-point="0" draw:end-shape="id30" draw:end-glue-point="2" svg:d="M17400 8300l-7500-2200">
          <text:p/>
        </draw:connector>
        <draw:rect draw:style-name="gr9" draw:text-style-name="P7" xml:id="id35" draw:id="id35" draw:layer="layout" svg:width="4.6cm" svg:height="2cm" svg:x="12.1cm" svg:y="11.7cm">
          <text:p text:style-name="P1"><text:span text:style-name="T3">config</text:span></text:p>
        </draw:rect>
        <draw:connector draw:style-name="gr10" draw:text-style-name="P1" draw:layer="layout" draw:type="line" svg:x1="14.4cm" svg:y1="11.7cm" svg:x2="9.9cm" svg:y2="6.1cm" draw:start-shape="id35" draw:start-glue-point="0" draw:end-shape="id30" draw:end-glue-point="2" svg:d="M14400 11700l-4500-5600">
          <text:p/>
        </draw:connector>
      </draw:page>
      <draw:page draw:name="page7" draw:style-name="dp1" draw:master-page-name="預設">
        <draw:measure draw:style-name="gr11" draw:text-style-name="P13" xml:id="id37" draw:id="id37" draw:layer="measurelines" svg:x1="4.8cm" svg:y1="3.2cm" svg:x2="9.8cm" svg:y2="3.2cm">
          <text:p text:style-name="P13"><text:span text:style-name="T8"><text:measure text:kind="gap"/></text:span><text:span text:style-name="T9">命令</text:span><text:span text:style-name="T9">1</text:span></text:p>
        </draw:measure>
        <draw:measure draw:style-name="gr12" draw:text-style-name="P13" xml:id="id38" draw:id="id38" draw:layer="layout" svg:x1="10cm" svg:y1="3.2cm" svg:x2="15cm" svg:y2="3.2cm">
          <text:p text:style-name="P13"><text:span text:style-name="T8"><text:measure text:kind="gap"/></text:span><text:span text:style-name="T9">命令</text:span><text:span text:style-name="T9">2</text:span></text:p>
        </draw:measure>
        <draw:custom-shape draw:style-name="gr2" draw:text-style-name="P15" xml:id="id36" draw:id="id36" draw:layer="layout" svg:width="5.5cm" svg:height="3cm" svg:x="0.6cm" svg:y="6.185cm">
          <text:p text:style-name="P14"><text:span text:style-name="T3">由</text:span><text:span text:style-name="T3">pTransition</text:span></text:p>
          <text:p text:style-name="P14"><text:span text:style-name="T3">呼叫</text:span><text:span text:style-name="T10">Area88Transition</text:span></text:p>
          <text:p text:style-name="P14"><text:span text:style-name="T3">來啟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3.35cm" svg:y1="6.185cm" svg:x2="4.8cm" svg:y2="2.65cm" draw:start-shape="id36" draw:start-glue-point="0" draw:end-shape="id37" draw:end-glue-point="3" svg:d="M3350 6185c0-2357 483-3535 1450-3535">
          <text:p/>
        </draw:connector>
        <draw:connector draw:style-name="gr4" draw:text-style-name="P1" draw:layer="layout" draw:type="curve" svg:x1="3.35cm" svg:y1="6.185cm" svg:x2="10cm" svg:y2="2.65cm" draw:start-shape="id36" draw:start-glue-point="0" draw:end-shape="id38" draw:end-glue-point="3" svg:d="M3350 6185c0-2357 2216-3535 6650-3535">
          <text:p/>
        </draw:connector>
        <draw:custom-shape draw:style-name="gr13" draw:text-style-name="P16" xml:id="id39" draw:id="id39" draw:layer="layout" svg:width="6.8cm" svg:height="2.6cm" svg:x="5.3cm" svg:y="9.085cm">
          <text:p text:style-name="P2"><text:span text:style-name="T10">TransitionData</text:span></text:p>
          <text:p text:style-name="P2"><text:span text:style-name="T3">記錄相關資訊</text:span></text:p>
          <text:p text:style-name="P2"><text:span text:style-name="T3">並藉由</text:span><text:span text:style-name="T3">$(dom).data</text:span><text:span text:style-name="T3">攜帶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6" xml:id="id40" draw:id="id40" draw:layer="layout" svg:width="6.8cm" svg:height="2.6cm" svg:x="12.3cm" svg:y="9.085cm">
          <text:p text:style-name="P2"><text:span text:style-name="T10">TransitionData</text:span></text:p>
          <text:p text:style-name="P2"><text:span text:style-name="T3">記錄相關資訊</text:span></text:p>
          <text:p text:style-name="P2"><text:span text:style-name="T3">並藉由</text:span><text:span text:style-name="T3">$(dom).data</text:span><text:span text:style-name="T3">攜帶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8.7cm" svg:y1="9.085cm" svg:x2="7.3cm" svg:y2="3.1cm" draw:start-shape="id39" draw:end-shape="id37" draw:end-glue-point="2" svg:d="M8700 9085c0-4458-1400-1466-1400-5985">
          <text:p/>
        </draw:connector>
        <draw:connector draw:style-name="gr4" draw:text-style-name="P1" draw:layer="layout" draw:type="curve" svg:x1="15.7cm" svg:y1="9.085cm" svg:x2="12.5cm" svg:y2="3.1cm" draw:start-shape="id40" draw:end-shape="id38" draw:end-glue-point="2" svg:d="M15700 9085c0-4458-3200-1466-3200-5985">
          <text:p/>
        </draw:connector>
        <draw:custom-shape draw:style-name="gr2" draw:text-style-name="P1" draw:layer="layout" svg:width="5.6cm" svg:height="1.5cm" svg:x="0.002cm" svg:y="0.002cm">
          <text:p text:style-name="P1">操作流程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measure draw:style-name="gr14" draw:text-style-name="P17" xml:id="id44" draw:id="id44" draw:layer="measurelines" svg:x1="1.7cm" svg:y1="17.684cm" svg:x2="6cm" svg:y2="17.684cm">
          <text:p text:style-name="P17"><text:span text:style-name="T11">預備狀態</text:span></text:p>
        </draw:measure>
        <draw:measure draw:style-name="gr15" draw:text-style-name="P17" xml:id="id45" draw:id="id45" draw:layer="layout" svg:x1="6.2cm" svg:y1="17.684cm" svg:x2="11.8cm" svg:y2="17.684cm">
          <text:p text:style-name="P17"><text:span text:style-name="T11">運動狀態</text:span></text:p>
        </draw:measure>
        <draw:measure draw:style-name="gr16" draw:text-style-name="P17" xml:id="id46" draw:id="id46" draw:layer="layout" svg:x1="6.2cm" svg:y1="20.4cm" svg:x2="11.8cm" svg:y2="20.4cm">
          <text:p text:style-name="P17"><text:span text:style-name="T11">計時器</text:span></text:p>
        </draw:measure>
        <draw:measure draw:style-name="gr17" draw:text-style-name="P17" draw:layer="layout" svg:x1="12cm" svg:y1="17.684cm" svg:x2="14.5cm" svg:y2="17.684cm">
          <text:p text:style-name="P17"><text:span text:style-name="T11">end</text:span></text:p>
        </draw:measure>
        <draw:measure draw:style-name="gr18" draw:text-style-name="P17" xml:id="id42" draw:id="id42" draw:layer="layout" svg:x1="14.8cm" svg:y1="17.684cm" svg:x2="18.5cm" svg:y2="17.684cm">
          <text:p text:style-name="P17"><text:span text:style-name="T11">緩衝</text:span></text:p>
        </draw:measure>
        <draw:custom-shape draw:style-name="gr1" draw:text-style-name="P7" xml:id="id41" draw:id="id41" draw:layer="layout" svg:width="3.1cm" svg:height="0.7cm" svg:x="17.7cm" svg:y="19.5cm">
          <text:p text:style-name="P1"><text:span text:style-name="T3">開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19.25cm" svg:y1="19.5cm" svg:x2="18.5cm" svg:y2="17.134cm" draw:start-shape="id41" draw:start-glue-point="0" draw:end-shape="id42" draw:end-glue-point="1" svg:d="M19250 19500c0-1578-250-2366-750-2366">
          <text:p/>
        </draw:connector>
        <draw:custom-shape draw:style-name="gr1" draw:text-style-name="P7" xml:id="id43" draw:id="id43" draw:layer="layout" svg:width="2.7cm" svg:height="0.7cm" svg:x="0.8cm" svg:y="19.5cm">
          <text:p text:style-name="P1"><text:span text:style-name="T3">鎖上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.15cm" svg:y1="19.5cm" svg:x2="3.85cm" svg:y2="17.584cm" draw:start-shape="id43" draw:start-glue-point="0" draw:end-shape="id44" svg:d="M2150 19500c0-1437 1700-479 1700-1916">
          <text:p/>
        </draw:connector>
        <draw:connector draw:style-name="gr4" draw:text-style-name="P1" draw:layer="layout" draw:type="curve" svg:x1="6.2cm" svg:y1="17.134cm" svg:x2="6.2cm" svg:y2="19.85cm" draw:start-shape="id45" draw:start-glue-point="3" draw:end-shape="id46" draw:end-glue-point="3" svg:d="M6200 17134c-751 0-751 2716 0 2716">
          <text:p/>
        </draw:connector>
        <draw:measure draw:style-name="gr19" draw:text-style-name="P13" draw:layer="measurelines" svg:x1="1.7cm" svg:y1="15.7cm" svg:x2="18.6cm" svg:y2="15.7cm">
          <text:p text:style-name="P13"><text:span text:style-name="T8">一個運動流程</text:span></text:p>
        </draw:measure>
        <draw:custom-shape draw:style-name="gr13" draw:text-style-name="P7" xml:id="id47" draw:id="id47" draw:layer="layout" svg:width="2.9cm" svg:height="1.4cm" svg:x="2.5cm" svg:y="24cm">
          <text:p text:style-name="P1"><text:span text:style-name="T3">start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95cm" svg:y1="24cm" svg:x2="3.85cm" svg:y2="17.584cm" draw:start-shape="id47" draw:start-glue-point="0" draw:end-shape="id44" draw:end-glue-point="2" svg:d="M3950 24000c0-4812-100-1604-100-6416">
          <text:p/>
        </draw:connector>
        <draw:custom-shape draw:style-name="gr13" draw:text-style-name="P7" xml:id="id49" draw:id="id49" draw:layer="layout" svg:width="2.9cm" svg:height="1.4cm" svg:x="8.5cm" svg:y="24cm">
          <text:p text:style-name="P1"><text:span text:style-name="T3">step(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48" draw:id="id48" draw:layer="layout" svg:width="2.9cm" svg:height="1.4cm" svg:x="15.2cm" svg:y="24cm">
          <text:p text:style-name="P1"><text:span text:style-name="T3">complete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65cm" svg:y1="24cm" svg:x2="16.65cm" svg:y2="17.584cm" draw:start-shape="id48" draw:start-glue-point="0" draw:end-shape="id42" draw:end-glue-point="2" svg:d="M16650 24000v-6416">
          <text:p/>
        </draw:connector>
        <draw:connector draw:style-name="gr4" draw:text-style-name="P1" draw:layer="layout" draw:type="curve" svg:x1="9.95cm" svg:y1="24cm" svg:x2="9cm" svg:y2="20.3cm" draw:start-shape="id49" draw:start-glue-point="0" draw:end-shape="id46" svg:d="M9950 24000c0-2775-950-925-950-3700">
          <text:p/>
        </draw:connector>
      </draw:page>
      <draw:page draw:name="page8" draw:style-name="dp1" draw:master-page-name="預設">
        <draw:custom-shape draw:style-name="gr2" draw:text-style-name="P1" draw:layer="layout" svg:width="5.6cm" svg:height="1.5cm" svg:x="0.001cm" svg:y="0.001cm">
          <text:p text:style-name="P1">API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7" xml:id="id50" draw:id="id50" draw:layer="layout" svg:width="4cm" svg:height="1cm" svg:x="0.9cm" svg:y="6.4cm">
          <text:p text:style-name="P1"><text:span text:style-name="T3">transform</text:span></text:p>
        </draw:rect>
        <draw:rect draw:style-name="gr3" draw:text-style-name="P7" xml:id="id51" draw:id="id51" draw:layer="layout" svg:width="12cm" svg:height="1cm" svg:x="8cm" svg:y="2.7cm">
          <text:p text:style-name="P1"><text:span text:style-name="T3">translate(5px, 6px), translate(5px, +=60%)</text:span></text:p>
        </draw:rect>
        <draw:rect draw:style-name="gr3" draw:text-style-name="P7" draw:layer="layout" svg:width="12cm" svg:height="1cm" svg:x="8cm" svg:y="4.5cm">
          <text:p text:style-name="P1"><text:span text:style-name="T3">translateX(5px), translateX(+=5%)</text:span></text:p>
        </draw:rect>
        <draw:rect draw:style-name="gr3" draw:text-style-name="P7" draw:layer="layout" svg:width="12cm" svg:height="1cm" svg:x="8cm" svg:y="6.3cm">
          <text:p text:style-name="P1"><text:span text:style-name="T3">rotate(5rad), rotate(+=5deg)</text:span></text:p>
        </draw:rect>
        <draw:rect draw:style-name="gr3" draw:text-style-name="P7" draw:layer="layout" svg:width="12cm" svg:height="1cm" svg:x="8cm" svg:y="8.1cm">
          <text:p text:style-name="P1"><text:span text:style-name="T3">scale(2), scale(+=9)</text:span></text:p>
        </draw:rect>
        <draw:rect draw:style-name="gr3" draw:text-style-name="P7" draw:layer="layout" svg:width="12cm" svg:height="1cm" svg:x="8cm" svg:y="9.9cm">
          <text:p text:style-name="P1"><text:span text:style-name="T3">scaleX(2)</text:span></text:p>
        </draw:rect>
        <draw:rect draw:style-name="gr3" draw:text-style-name="P7" xml:id="id53" draw:id="id53" draw:layer="layout" svg:width="4cm" svg:height="1cm" svg:x="0.9cm" svg:y="20cm">
          <text:p text:style-name="P1"><text:span text:style-name="T3">其他 </text:span><text:span text:style-name="T3">cssKey</text:span></text:p>
        </draw:rect>
        <draw:rect draw:style-name="gr3" draw:text-style-name="P7" xml:id="id54" draw:id="id54" draw:layer="layout" svg:width="12cm" svg:height="1cm" svg:x="8cm" svg:y="20cm">
          <text:p text:style-name="P1"><text:span text:style-name="T3">遵循 </text:span><text:span text:style-name="T3">jq.animation()</text:span><text:span text:style-name="T3">規則</text:span></text:p>
        </draw:rect>
        <draw:connector draw:style-name="gr4" draw:text-style-name="P1" draw:layer="layout" svg:x1="4.9cm" svg:y1="6.9cm" svg:x2="8cm" svg:y2="3.2cm" draw:start-shape="id50" draw:start-glue-point="1" draw:end-shape="id51" draw:end-glue-point="3" svg:d="M4900 6900h1550v-3700h1550">
          <text:p/>
        </draw:connector>
        <draw:connector draw:style-name="gr4" draw:text-style-name="P1" draw:layer="layout" svg:x1="4.9cm" svg:y1="6.9cm" svg:x2="8cm" svg:y2="12.1cm" draw:start-shape="id50" draw:start-glue-point="1" draw:end-shape="id52" draw:end-glue-point="3" svg:d="M4900 6900h1550v5200h1550">
          <text:p/>
        </draw:connector>
        <draw:connector draw:style-name="gr4" draw:text-style-name="P1" draw:layer="layout" svg:x1="4.9cm" svg:y1="20.5cm" svg:x2="8cm" svg:y2="20.5cm" draw:start-shape="id53" draw:start-glue-point="1" draw:end-shape="id54" svg:d="M4900 20500h3100">
          <text:p/>
        </draw:connector>
        <draw:rect draw:style-name="gr3" draw:text-style-name="P7" xml:id="id52" draw:id="id52" draw:layer="layout" svg:width="12cm" svg:height="1cm" svg:x="8cm" svg:y="11.6cm">
          <text:p text:style-name="P1"><text:span text:style-name="T3">組合 </text:span><text:span text:style-name="T3">translateX(+=5%) <text:s/>rotate(+=5deg) <text:s/>scaleX(2)</text:span></text:p>
        </draw:rect>
        <draw:custom-shape draw:style-name="gr20" draw:text-style-name="P6" xml:id="id55" draw:id="id55" draw:layer="layout" svg:width="9.8cm" svg:height="5.5cm" svg:x="5.9cm" svg:y="13.9cm">
          <text:p text:style-name="P5"><text:span text:style-name="T3">因為會用到組合命令</text:span></text:p>
          <text:p text:style-name="P5"><text:span text:style-name="T3">matrix</text:span><text:span text:style-name="T3">方便組合 </text:span><text:span text:style-name="T3">t, r,s</text:span></text:p>
          <text:p text:style-name="P5"><text:span text:style-name="T3">所以都化為 </text:span><text:span text:style-name="T3">matrix</text:span></text:p>
          <text:p text:style-name="P5"><text:span text:style-name="T3">用可組合的 </text:span><text:span text:style-name="T3">matrix</text:span><text:span text:style-name="T3">設定 會比較方便</text:span></text:p>
          <draw:enhanced-geometry svg:viewBox="0 0 21600 21600" draw:path-stretchpoint-x="10800" draw:path-stretchpoint-y="10800" draw:text-areas="?f3 ?f4 ?f5 ?f6" draw:type="round-rectangle" draw:modifiers="2355.93528449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0.8cm" svg:y1="13.9cm" svg:x2="14cm" svg:y2="12.6cm" draw:start-shape="id55" draw:start-glue-point="0" draw:end-shape="id52" svg:d="M10800 13900c0-975 3200-325 3200-1300">
          <text:p/>
        </draw:connector>
      </draw:page>
      <draw:page draw:name="page9" draw:style-name="dp1" draw:master-page-name="預設">
        <draw:custom-shape draw:style-name="gr2" draw:text-style-name="P1" draw:layer="layout" svg:width="5.6cm" svg:height="1.5cm" svg:x="0.002cm" svg:y="0.002cm">
          <text:p text:style-name="P1">麻煩點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7" draw:layer="layout" svg:width="13cm" svg:height="1.6cm" svg:x="1.9cm" svg:y="3cm">
          <text:p text:style-name="P1"><text:span text:style-name="T3">通常 </text:span><text:span text:style-name="T3">css,style </text:span><text:span text:style-name="T3">是一個 </text:span><text:span text:style-name="T3">key </text:span><text:span text:style-name="T3">對一個 </text:span><text:span text:style-name="T3">value</text:span></text:p>
        </draw:rect>
        <draw:rect draw:style-name="gr3" draw:text-style-name="P15" draw:layer="layout" svg:width="13cm" svg:height="2.4cm" svg:x="1.9cm" svg:y="5.5cm">
          <text:p text:style-name="P14"><text:span text:style-name="T3">但 </text:span><text:span text:style-name="T3">transform(key) </text:span><text:span text:style-name="T3">會對上多個不同的</text:span><text:span text:style-name="T3">value </text:span></text:p>
          <text:p text:style-name="P14"><text:span text:style-name="T3">但可以用 </text:span><text:span text:style-name="T3">matrix </text:span><text:span text:style-name="T3">統一</text:span></text:p>
        </draw:rect>
      </draw:page>
      <draw:page draw:name="page10" draw:style-name="dp1" draw:master-page-name="預設">
        <draw:custom-shape draw:style-name="gr1" draw:text-style-name="P1" draw:layer="layout" svg:width="9.4cm" svg:height="1.8cm" svg:x="5.8cm" svg:y="13.95cm">
          <text:p text:style-name="P1">處理命令中 +-=的問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預設">
        <draw:rect draw:style-name="gr21" draw:text-style-name="P1" draw:layer="layout" svg:width="10.1cm" svg:height="4cm" svg:x="4cm" svg:y="4.401cm">
          <text:p/>
        </draw:rect>
        <draw:custom-shape draw:style-name="gr22" draw:text-style-name="P1" draw:layer="layout" svg:width="1cm" svg:height="1cm" svg:x="5.6cm" svg:y="8.801cm">
          <text:p text:style-name="P1">A</text:p>
          <draw:enhanced-geometry svg:viewBox="0 0 21600 21600" draw:type="rectangle" draw:enhanced-path="M 0 0 L 21600 0 21600 21600 0 21600 0 0 Z N"/>
        </draw:custom-shape>
        <draw:measure draw:style-name="gr23" draw:text-style-name="P1" draw:layer="layout" svg:x1="4cm" svg:y1="4.201cm" svg:x2="14cm" svg:y2="4.201cm">
          <text:p text:style-name="P18"><text:span text:style-name="T8">200px</text:span></text:p>
        </draw:measure>
        <draw:measure draw:style-name="gr23" draw:text-style-name="P1" xml:id="id62" draw:id="id62" draw:layer="layout" svg:x1="4cm" svg:y1="9.401cm" svg:x2="5.6cm" svg:y2="9.401cm">
          <text:p text:style-name="P18"><text:span text:style-name="T8">20px</text:span></text:p>
        </draw:measure>
        <draw:custom-shape draw:style-name="gr5" draw:text-style-name="P19" draw:layer="layout" svg:width="3.3cm" svg:height="1.5cm" svg:x="7.1cm" svg:y="8.501cm">
          <text:p text:style-name="P1"><text:span text:style-name="T12">移動</text:span><text:span text:style-name="T12">+=40%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cm" svg:height="1.2cm" svg:x="0cm" svg:y="0.001cm">
          <text:p text:style-name="P1">jq處理不同單位移動的方式</text:p>
          <draw:enhanced-geometry svg:viewBox="0 0 21600 21600" draw:text-areas="0 0 21600 21600" draw:type="pentagon-right" draw:modifiers="19743.40928756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20" xml:id="id58" draw:id="id58" draw:layer="layout" svg:width="5.2cm" svg:height="1.8cm" svg:x="1.9cm" svg:y="15.001cm">
          <text:p text:style-name="P9"><text:span text:style-name="T13">步驟</text:span><text:span text:style-name="T13">2:</text:span></text:p>
          <text:p text:style-name="P9"><text:span text:style-name="T13"/></text:p>
          <text:p text:style-name="P9"><text:span text:style-name="T13">A</text:span><text:span text:style-name="T13">移動 </text:span><text:span text:style-name="T13">40% =&gt;</text:span><text:span text:style-name="T13">量測多少 </text:span><text:span text:style-name="T13">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cm" svg:height="1cm" svg:x="7.2cm" svg:y="18.101cm">
          <text:p text:style-name="P1">A</text:p>
          <draw:enhanced-geometry svg:viewBox="0 0 21600 21600" draw:type="rectangle" draw:enhanced-path="M 0 0 L 21600 0 21600 21600 0 21600 0 0 Z N"/>
        </draw:custom-shape>
        <draw:measure draw:style-name="gr23" draw:text-style-name="P1" xml:id="id56" draw:id="id56" draw:layer="layout" svg:x1="4cm" svg:y1="18.601cm" svg:x2="7.2cm" svg:y2="18.601cm">
          <text:p text:style-name="P18"><text:span text:style-name="T8"><text:measure text:kind="gap"/></text:span><text:span text:style-name="T8">(20)%</text:span><text:span text:style-name="T8"><text:measure text:kind="gap"/></text:span></text:p>
        </draw:measure>
        <draw:custom-shape draw:style-name="gr1" draw:text-style-name="P7" xml:id="id57" draw:id="id57" draw:layer="layout" svg:width="2.7cm" svg:height="0.8cm" svg:x="11.8cm" svg:y="16.801cm">
          <text:p text:style-name="P1"><text:span text:style-name="T3">40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2cm" svg:y1="18.051cm" svg:x2="11.8cm" svg:y2="17.201cm" draw:start-shape="id56" draw:start-glue-point="1" draw:end-shape="id57" svg:d="M7200 18051c3450 0 1150-850 4600-850">
          <text:p/>
        </draw:connector>
        <draw:custom-shape draw:style-name="gr24" draw:text-style-name="P21" xml:id="id59" draw:id="id59" draw:layer="layout" svg:width="5.2cm" svg:height="3.6cm" svg:x="1.901cm" svg:y="19.901cm">
          <text:p text:style-name="P14"><text:span text:style-name="T13">步驟</text:span><text:span text:style-name="T13">3</text:span></text:p>
          <text:p text:style-name="P14"><text:span text:style-name="T13"/></text:p>
          <text:p text:style-name="P14"><text:span text:style-name="T13">20% = 40px </text:span></text:p>
          <text:p text:style-name="P14"><text:span text:style-name="T13">=&gt; 40px / 20px =ratio</text:span></text:p>
          <text:p text:style-name="P14"><text:span text:style-name="T13">20%</text:span><text:span text:style-name="T13">是</text:span><text:span text:style-name="T13">20px</text:span><text:span text:style-name="T13">的幾倍 </text:span><text:span text:style-name="T13">= 2</text:span></text:p>
          <text:p text:style-name="P14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xml:id="id61" draw:id="id61" draw:layer="layout" svg:width="5.2cm" svg:height="3cm" svg:x="14.165cm" svg:y="25.75cm">
          <text:p text:style-name="P14"><text:span text:style-name="T13">步驟</text:span><text:span text:style-name="T13">4:</text:span></text:p>
          <text:p text:style-name="P14"><text:span text:style-name="T13">20px = 10%</text:span></text:p>
          <text:p text:style-name="P14"><text:span text:style-name="T13"/></text:p>
          <text:p text:style-name="P14"><text:span text:style-name="T13">target = 10% +40% = 5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.9cm" svg:y1="15.901cm" svg:x2="1.901cm" svg:y2="21.701cm" draw:start-shape="id58" draw:start-glue-point="3" draw:end-shape="id59" draw:end-glue-point="3" svg:d="M1900 15901c-751 0-752 5800 1 5800">
          <text:p/>
        </draw:connector>
        <draw:connector draw:style-name="gr4" draw:text-style-name="P1" draw:layer="layout" draw:type="curve" svg:x1="7.101cm" svg:y1="21.701cm" svg:x2="14.193cm" svg:y2="20.751cm" draw:start-shape="id59" draw:start-glue-point="1" draw:end-shape="id60" svg:d="M7101 21701c5320 0 1775-950 7092-950">
          <text:p/>
        </draw:connector>
        <draw:custom-shape draw:style-name="gr24" draw:text-style-name="P21" xml:id="id60" draw:id="id60" draw:layer="layout" svg:width="5.2cm" svg:height="3.3cm" svg:x="14.193cm" svg:y="19.101cm">
          <text:p text:style-name="P14"><text:span text:style-name="T13">步驟</text:span><text:span text:style-name="T13">3:</text:span></text:p>
          <text:p text:style-name="P14"><text:span text:style-name="T13">20% / 2 = 10%</text:span></text:p>
          <text:p text:style-name="P14"><text:span text:style-name="T13">A</text:span><text:span text:style-name="T13">移動</text:span><text:span text:style-name="T13">10% =&gt; </text:span><text:span text:style-name="T13">量測多少 </text:span><text:span text:style-name="T13">px</text:span></text:p>
          <text:p text:style-name="P14"><text:span text:style-name="T13">若量測值是 </text:span><text:span text:style-name="T13">20px (ratio</text:span><text:span text:style-name="T13">正確</text:span><text:span text:style-name="T1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4.193cm" svg:y1="20.751cm" svg:x2="14.165cm" svg:y2="27.25cm" draw:start-shape="id60" draw:start-glue-point="3" draw:end-shape="id61" svg:d="M14193 20751c-793 0-779 6499-28 6499">
          <text:p/>
        </draw:connector>
        <draw:custom-shape draw:style-name="gr22" draw:text-style-name="P1" draw:layer="layout" svg:width="1cm" svg:height="1cm" svg:x="17.863cm" svg:y="23.55cm">
          <text:p text:style-name="P1">A</text:p>
          <draw:enhanced-geometry svg:viewBox="0 0 21600 21600" draw:type="rectangle" draw:enhanced-path="M 0 0 L 21600 0 21600 21600 0 21600 0 0 Z N"/>
        </draw:custom-shape>
        <draw:measure draw:style-name="gr23" draw:text-style-name="P1" draw:layer="layout" svg:x1="16.263cm" svg:y1="24.15cm" svg:x2="17.863cm" svg:y2="24.15cm">
          <text:p text:style-name="P18"><text:span text:style-name="T8">10%</text:span></text:p>
        </draw:measure>
        <draw:custom-shape draw:style-name="gr25" draw:text-style-name="P1" draw:layer="layout" svg:width="2.2cm" svg:height="2.2cm" svg:x="0.5cm" svg:y="2.501cm">
          <text:p text:style-name="P1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6" draw:text-style-name="P12" xml:id="id63" draw:id="id63" draw:layer="layout" svg:width="4.6cm" svg:height="3.5cm" svg:x="15cm" svg:y="4.501cm">
          <text:p text:style-name="P11"><text:span text:style-name="T3">目標取得</text:span></text:p>
          <text:p text:style-name="P11"><text:span text:style-name="T3">20px =?%</text:span></text:p>
          <text:p text:style-name="P11"><text:span text:style-name="T3">?% + 40% = ?</text:span></text:p>
        </draw:ellipse>
        <draw:connector draw:style-name="gr27" draw:text-style-name="P1" draw:layer="layout" draw:type="curve" svg:x1="4.8cm" svg:y1="8.401cm" svg:x2="15cm" svg:y2="6.251cm" draw:start-shape="id62" draw:start-glue-point="0" draw:end-shape="id63" draw:end-glue-point="3" svg:d="M4800 8401c0-1434 3400-2150 10200-2150">
          <text:p/>
        </draw:connector>
        <draw:custom-shape draw:style-name="gr24" draw:text-style-name="P20" xml:id="id64" draw:id="id64" draw:layer="layout" svg:width="5.2cm" svg:height="1.8cm" svg:x="1.901cm" svg:y="11.301cm">
          <text:p text:style-name="P9"><text:span text:style-name="T13">步驟</text:span><text:span text:style-name="T13">1:</text:span></text:p>
          <text:p text:style-name="P9"><text:span text:style-name="T13"/></text:p>
          <text:p text:style-name="P9"><text:span text:style-name="T13">測量</text:span><text:span text:style-name="T13">A</text:span><text:span text:style-name="T13">是多少 </text:span><text:span text:style-name="T13">?px = 2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.901cm" svg:y1="12.201cm" svg:x2="1.9cm" svg:y2="15.901cm" draw:start-shape="id64" draw:start-glue-point="3" draw:end-shape="id58" svg:d="M1901 12201c-753 0-752 3700-1 3700">
          <text:p/>
        </draw:connector>
        <draw:custom-shape draw:style-name="gr28" draw:text-style-name="P4" xml:id="id65" draw:id="id65" draw:layer="layout" svg:width="2cm" svg:height="2cm" svg:x="10.1cm" svg:y="11.201cm">
          <text:p text:style-name="P1"><text:span text:style-name="T2">預設單位</text:span></text:p>
          <text:p text:style-name="P1"><text:span text:style-name="T2">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66" draw:id="id66" draw:layer="layout" svg:width="2cm" svg:height="2cm" svg:x="14.4cm" svg:y="11.201cm">
          <text:p text:style-name="P1"><text:span text:style-name="T2">設定單位</text:span></text:p>
          <text:p text:style-name="P1"><text:span text:style-name="T2">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2.1cm" svg:y1="12.201cm" svg:x2="14.4cm" svg:y2="12.201cm" draw:start-shape="id65" draw:start-glue-point="10" draw:end-shape="id66" draw:end-glue-point="6" svg:d="M12100 12201h2300">
          <text:p/>
        </draw:connector>
      </draw:page>
      <draw:page draw:name="page12" draw:style-name="dp1" draw:master-page-name="預設">
        <draw:custom-shape draw:style-name="gr1" draw:text-style-name="P1" draw:layer="layout" svg:width="10.4cm" svg:height="1.2cm" svg:x="0.002cm" svg:y="0.002cm">
          <text:p text:style-name="P1">另一種方式</text:p>
          <draw:enhanced-geometry svg:viewBox="0 0 21600 21600" draw:text-areas="0 0 21600 21600" draw:type="pentagon-right" draw:modifiers="19743.40928756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1" draw:text-style-name="P1" draw:layer="layout" svg:width="10.1cm" svg:height="4cm" svg:x="4.001cm" svg:y="4.501cm">
          <text:p/>
        </draw:rect>
        <draw:custom-shape draw:style-name="gr22" draw:text-style-name="P1" draw:layer="layout" svg:width="1cm" svg:height="1cm" svg:x="5.601cm" svg:y="8.901cm">
          <text:p text:style-name="P1">A</text:p>
          <draw:enhanced-geometry svg:viewBox="0 0 21600 21600" draw:type="rectangle" draw:enhanced-path="M 0 0 L 21600 0 21600 21600 0 21600 0 0 Z N"/>
        </draw:custom-shape>
        <draw:measure draw:style-name="gr23" draw:text-style-name="P1" draw:layer="layout" svg:x1="4.001cm" svg:y1="4.301cm" svg:x2="14.001cm" svg:y2="4.301cm">
          <text:p text:style-name="P18"><text:span text:style-name="T8">200px</text:span></text:p>
        </draw:measure>
        <draw:measure draw:style-name="gr23" draw:text-style-name="P1" xml:id="id73" draw:id="id73" draw:layer="layout" svg:x1="4.001cm" svg:y1="9.501cm" svg:x2="5.601cm" svg:y2="9.501cm">
          <text:p text:style-name="P18"><text:span text:style-name="T8">20px</text:span></text:p>
        </draw:measure>
        <draw:custom-shape draw:style-name="gr5" draw:text-style-name="P22" draw:layer="layout" svg:width="3.3cm" svg:height="1.5cm" svg:x="7.101cm" svg:y="8.701cm">
          <text:p text:style-name="P1"><text:span text:style-name="T14">移動</text:span><text:span text:style-name="T14">+=40%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0" xml:id="id69" draw:id="id69" draw:layer="layout" svg:width="6.2cm" svg:height="2.6cm" svg:x="1.901cm" svg:y="14.301cm">
          <text:p text:style-name="P9"><text:span text:style-name="T13">步驟</text:span><text:span text:style-name="T13">2:</text:span></text:p>
          <text:p text:style-name="P9"><text:span text:style-name="T13"/></text:p>
          <text:p text:style-name="P9"><text:span text:style-name="T13">A</text:span><text:span text:style-name="T13">移動 </text:span><text:span text:style-name="T13">40% =&gt;</text:span><text:span text:style-name="T13">量測多少 </text:span><text:span text:style-name="T13">?px</text:span></text:p>
          <text:p text:style-name="P9"><text:span text:style-name="T13">8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cm" svg:height="1cm" svg:x="9.401cm" svg:y="18.635cm">
          <text:p text:style-name="P1">A</text:p>
          <draw:enhanced-geometry svg:viewBox="0 0 21600 21600" draw:type="rectangle" draw:enhanced-path="M 0 0 L 21600 0 21600 21600 0 21600 0 0 Z N"/>
        </draw:custom-shape>
        <draw:measure draw:style-name="gr23" draw:text-style-name="P1" xml:id="id67" draw:id="id67" draw:layer="layout" svg:x1="4.001cm" svg:y1="18.801cm" svg:x2="9.401cm" svg:y2="18.801cm">
          <text:p text:style-name="P18"><text:span text:style-name="T8"><text:measure text:kind="gap"/></text:span><text:span text:style-name="T8">(40)%</text:span><text:span text:style-name="T8"><text:measure text:kind="gap"/></text:span></text:p>
        </draw:measure>
        <draw:custom-shape draw:style-name="gr1" draw:text-style-name="P7" xml:id="id68" draw:id="id68" draw:layer="layout" svg:width="2.7cm" svg:height="0.8cm" svg:x="11.801cm" svg:y="17.001cm">
          <text:p text:style-name="P1"><text:span text:style-name="T3">80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401cm" svg:y1="18.251cm" svg:x2="11.801cm" svg:y2="17.401cm" draw:start-shape="id67" draw:start-glue-point="1" draw:end-shape="id68" svg:d="M9401 18251c1800 0 600-850 2400-850">
          <text:p/>
        </draw:connector>
        <draw:custom-shape draw:style-name="gr25" draw:text-style-name="P1" draw:layer="layout" svg:width="2.2cm" svg:height="2.2cm" svg:x="0.501cm" svg:y="2.601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0" xml:id="id70" draw:id="id70" draw:layer="layout" svg:width="6.999cm" svg:height="3.3cm" svg:x="1.902cm" svg:y="19.101cm">
          <text:p text:style-name="P9"><text:span text:style-name="T13">步驟</text:span><text:span text:style-name="T13">3:</text:span></text:p>
          <text:p text:style-name="P9"><text:span text:style-name="T13"/></text:p>
          <text:p text:style-name="P9"><text:span text:style-name="T13">(80px-20px) / 40% = 1(px / %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0" draw:text-style-name="P1" xml:id="id71" draw:id="id71" draw:layer="layout" svg:width="5.6cm" svg:height="3.1cm" svg:x="13.601cm" svg:y="19.001cm">
          <text:p text:style-name="P1">(x/L)/(y/L) = x/y</text:p>
        </draw:rect>
        <draw:connector draw:style-name="gr4" draw:text-style-name="P1" draw:layer="layout" draw:type="curve" svg:x1="1.901cm" svg:y1="15.601cm" svg:x2="1.902cm" svg:y2="20.751cm" draw:start-shape="id69" draw:start-glue-point="3" draw:end-shape="id70" draw:end-glue-point="3" svg:d="M1901 15601c-751 0-752 5150 1 5150">
          <text:p/>
        </draw:connector>
        <draw:custom-shape draw:style-name="gr24" draw:text-style-name="P20" xml:id="id75" draw:id="id75" draw:layer="layout" svg:width="5.2cm" svg:height="1.8cm" svg:x="1.902cm" svg:y="11.101cm">
          <text:p text:style-name="P9"><text:span text:style-name="T13">步驟</text:span><text:span text:style-name="T13">1:</text:span></text:p>
          <text:p text:style-name="P9"><text:span text:style-name="T13"/></text:p>
          <text:p text:style-name="P9"><text:span text:style-name="T13">測量</text:span><text:span text:style-name="T13">A</text:span><text:span text:style-name="T13">是多少 </text:span><text:span text:style-name="T13">?px = 2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8.901cm" svg:y1="20.751cm" svg:x2="13.601cm" svg:y2="20.551cm" draw:start-shape="id70" draw:start-glue-point="1" draw:end-shape="id71" draw:end-glue-point="3" svg:d="M8901 20751c3525 0 1175-200 4700-200">
          <text:p/>
        </draw:connector>
        <draw:custom-shape draw:style-name="gr24" draw:text-style-name="P20" xml:id="id72" draw:id="id72" draw:layer="layout" svg:width="6.999cm" svg:height="3.3cm" svg:x="1.902cm" svg:y="24.301cm">
          <text:p text:style-name="P9"><text:span text:style-name="T13">步驟</text:span><text:span text:style-name="T13">4:</text:span></text:p>
          <text:p text:style-name="P9"><text:span text:style-name="T13"/></text:p>
          <text:p text:style-name="P9"><text:span text:style-name="T13">final = 20px + (40)* 1 = 6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.902cm" svg:y1="20.751cm" svg:x2="1.902cm" svg:y2="25.951cm" draw:start-shape="id70" draw:start-glue-point="3" draw:end-shape="id72" svg:d="M1902 20751c-753 0-753 5200 0 5200">
          <text:p/>
        </draw:connector>
        <draw:line draw:style-name="gr31" draw:text-style-name="P1" draw:layer="layout" svg:x1="13.101cm" svg:y1="24.001cm" svg:x2="13.101cm" svg:y2="26.901cm">
          <text:p/>
        </draw:line>
        <draw:line draw:style-name="gr4" draw:text-style-name="P1" draw:layer="layout" svg:x1="13.101cm" svg:y1="26.101cm" svg:x2="19.301cm" svg:y2="26.101cm">
          <text:p/>
        </draw:line>
        <draw:line draw:style-name="gr4" draw:text-style-name="P1" draw:layer="layout" svg:x1="13.101cm" svg:y1="25.101cm" svg:x2="16.401cm" svg:y2="25.101cm">
          <text:p/>
        </draw:line>
        <draw:ellipse draw:style-name="gr32" draw:text-style-name="P12" xml:id="id74" draw:id="id74" draw:layer="layout" svg:width="5.4cm" svg:height="2.7cm" svg:x="14.301cm" svg:y="4.601cm">
          <text:p text:style-name="P11"><text:span text:style-name="T3">目標取得</text:span></text:p>
          <text:p text:style-name="P11"><text:span text:style-name="T3">1% =?px</text:span></text:p>
          <text:p text:style-name="P11"><text:span text:style-name="T3">20px + 40*? = </text:span></text:p>
        </draw:ellipse>
        <draw:connector draw:style-name="gr27" draw:text-style-name="P1" draw:layer="layout" draw:type="curve" svg:x1="4.801cm" svg:y1="8.501cm" svg:x2="17.001cm" svg:y2="7.301cm" draw:start-shape="id73" draw:start-glue-point="0" draw:end-shape="id74" draw:end-glue-point="2" svg:d="M4801 8501c0-1293 5150-862 5150-681 0 182 7050 532 7050-519">
          <text:p/>
        </draw:connector>
        <draw:connector draw:style-name="gr4" draw:text-style-name="P1" draw:layer="layout" draw:type="curve" svg:x1="1.902cm" svg:y1="12.001cm" svg:x2="1.901cm" svg:y2="15.601cm" draw:start-shape="id75" draw:start-glue-point="3" draw:end-shape="id69" svg:d="M1902 12001c-753 0-752 3600-1 3600">
          <text:p/>
        </draw:connector>
        <draw:custom-shape draw:style-name="gr1" draw:text-style-name="P24" xml:id="id76" draw:id="id76" draw:layer="layout" svg:width="5.5cm" svg:height="2.1cm" svg:x="8.001cm" svg:y="22.401cm">
          <text:p text:style-name="P23"><text:span text:style-name="T3">if(20px-20px/40%) = 0</text:span></text:p>
          <text:p text:style-name="P23"><text:span text:style-name="T3">px/% = 20/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401cm" svg:y1="22.401cm" svg:x2="8.001cm" svg:y2="23.451cm" draw:start-shape="id70" draw:start-glue-point="2" draw:end-shape="id76" draw:end-glue-point="3" svg:d="M5401 22401v502l2099 548h501">
          <text:p/>
        </draw:connector>
        <draw:custom-shape draw:style-name="gr28" draw:text-style-name="P4" xml:id="id77" draw:id="id77" draw:layer="layout" svg:width="2cm" svg:height="2cm" svg:x="10.101cm" svg:y="11.201cm">
          <text:p text:style-name="P1"><text:span text:style-name="T2">預設單位</text:span></text:p>
          <text:p text:style-name="P1"><text:span text:style-name="T2">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78" draw:id="id78" draw:layer="layout" svg:width="2cm" svg:height="2cm" svg:x="14.401cm" svg:y="11.201cm">
          <text:p text:style-name="P1"><text:span text:style-name="T2">設定單位</text:span></text:p>
          <text:p text:style-name="P1"><text:span text:style-name="T2">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2.101cm" svg:y1="12.201cm" svg:x2="14.401cm" svg:y2="12.201cm" draw:start-shape="id77" draw:start-glue-point="10" draw:end-shape="id78" draw:end-glue-point="6" svg:d="M12101 12201h2300">
          <text:p/>
        </draw:connector>
      </draw:page>
      <draw:page draw:name="page13" draw:style-name="dp1" draw:master-page-name="預設">
        <draw:custom-shape draw:style-name="gr2" draw:text-style-name="P1" draw:layer="layout" svg:width="8.7cm" svg:height="1.6cm" svg:x="0cm" svg:y="0cm">
          <text:p text:style-name="P1">最重要的難點(CSS設定)</text:p>
          <draw:enhanced-geometry svg:viewBox="0 0 21600 21600" draw:text-areas="0 0 21600 21600" draw:type="pentagon-right" draw:modifiers="19551.28454381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7" xml:id="id81" draw:id="id81" draw:layer="layout" svg:width="7.3cm" svg:height="1.1cm" svg:x="1cm" svg:y="3.8cm">
          <text:p text:style-name="P1"><text:span text:style-name="T3">+= </text:span><text:span text:style-name="T3">的麻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84" draw:id="id84" draw:layer="layout" svg:width="7.3cm" svg:height="1.6cm" svg:x="1cm" svg:y="14.5cm">
          <text:p text:style-name="P1"><text:span text:style-name="T3">CssPorperty </text:span><text:span text:style-name="T3">初始與設定</text:span></text:p>
          <text:p text:style-name="P1"><text:span text:style-name="T3">是否都是數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79" draw:id="id79" draw:layer="layout" svg:width="7.3cm" svg:height="1.6cm" svg:x="1cm" svg:y="23.1cm">
          <text:p text:style-name="P1"><text:span text:style-name="T3">stop</text:span><text:span text:style-name="T3">需要設定那些 </text:span><text:span text:style-name="T3">css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82" draw:id="id82" draw:layer="layout" svg:width="11.3cm" svg:height="1.1cm" svg:x="8.7cm" svg:y="6.6cm">
          <text:p text:style-name="P1"><text:span text:style-name="T3">必須確定是數值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83" draw:id="id83" draw:layer="layout" svg:width="11.3cm" svg:height="1.8cm" svg:x="8.7cm" svg:y="8.4cm">
          <text:p text:style-name="P1"><text:span text:style-name="T3">需做單位轉換</text:span></text:p>
          <text:p text:style-name="P1"><text:span text:style-name="T3">(</text:span><text:span text:style-name="T3">若設定的單位與原始單位不同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xml:id="id85" draw:id="id85" draw:layer="layout" svg:width="12.3cm" svg:height="4.7cm" svg:x="7.7cm" svg:y="17.1cm">
          <text:p text:style-name="P14"><text:span text:style-name="T3">若數值類型不同，無法動畫</text:span></text:p>
          <text:p text:style-name="P14"><text:span text:style-name="T3">譬如 </text:span><text:span text:style-name="T3">left:auto → left: 500px</text:span></text:p>
          <text:p text:style-name="P14"><text:span text:style-name="T3"/></text:p>
          <text:p text:style-name="P14"><text:span text:style-name="T3">transition </text:span><text:span text:style-name="T3">的開始和結束都必須是具體數值</text:span></text:p>
          <text:p text:style-name="P14"><text:span text:style-name="T3">height: auto (</text:span><text:span text:style-name="T3">不確定的值</text:span><text:span text:style-name="T3">) </text:span><text:span text:style-name="T3">至 </text:span><text:span text:style-name="T3">height: 100px (</text:span><text:span text:style-name="T3">具體數值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80" draw:id="id80" draw:layer="layout" svg:width="12.2cm" svg:height="2cm" svg:x="8.1cm" svg:y="26.8cm">
          <text:p text:style-name="P1"><text:span text:style-name="T3">可以一開始記錄有哪些 </text:span><text:span text:style-name="T3">cssKey</text:span></text:p>
          <text:p text:style-name="P1"><text:span text:style-name="T3">或是從 </text:span><text:span text:style-name="T3">transition-property </text:span><text:span text:style-name="T3">找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svg:x1="4.65cm" svg:y1="24.7cm" svg:x2="8.1cm" svg:y2="27.8cm" draw:start-shape="id79" draw:start-glue-point="2" draw:end-shape="id80" draw:end-glue-point="3" svg:d="M4650 24700v3100h3450">
          <text:p/>
        </draw:connector>
        <draw:connector draw:style-name="gr34" draw:text-style-name="P1" draw:layer="layout" svg:x1="4.65cm" svg:y1="4.9cm" svg:x2="8.7cm" svg:y2="7.15cm" draw:start-shape="id81" draw:start-glue-point="2" draw:end-shape="id82" draw:end-glue-point="3" svg:d="M4650 4900v2250h4050">
          <text:p/>
        </draw:connector>
        <draw:connector draw:style-name="gr34" draw:text-style-name="P1" draw:layer="layout" svg:x1="4.65cm" svg:y1="4.9cm" svg:x2="8.7cm" svg:y2="9.3cm" draw:start-shape="id81" draw:start-glue-point="2" draw:end-shape="id83" draw:end-glue-point="3" svg:d="M4650 4900v4400h4050">
          <text:p/>
        </draw:connector>
        <draw:connector draw:style-name="gr34" draw:text-style-name="P1" draw:layer="layout" svg:x1="4.65cm" svg:y1="16.1cm" svg:x2="7.7cm" svg:y2="19.45cm" draw:start-shape="id84" draw:start-glue-point="2" draw:end-shape="id85" draw:end-glue-point="3" svg:d="M4650 16100v3350h3050">
          <text:p/>
        </draw:connector>
      </draw:page>
      <draw:page draw:name="page14" draw:style-name="dp1" draw:master-page-name="預設">
        <draw:custom-shape draw:style-name="gr2" draw:text-style-name="P7" xml:id="id88" draw:id="id88" draw:layer="layout" svg:width="7.3cm" svg:height="1.1cm" svg:x="1cm" svg:y="10.8cm">
          <text:p text:style-name="P1"><text:span text:style-name="T3">Transform </text:span><text:span text:style-name="T3">設定麻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86" draw:id="id86" draw:layer="layout" svg:width="7.3cm" svg:height="1.6cm" svg:x="1cm" svg:y="2.4cm">
          <text:p text:style-name="P1"><text:span text:style-name="T3">有些 </text:span><text:span text:style-name="T3">cssKey </text:span><text:span text:style-name="T3">可拆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xml:id="id87" draw:id="id87" draw:layer="layout" svg:width="12.6cm" svg:height="4.6cm" svg:x="7cm" svg:y="5.2cm">
          <text:p text:style-name="P9"><text:span text:style-name="T3">譬如 </text:span><text:span text:style-name="T3">margin</text:span></text:p>
          <text:p text:style-name="P9"><text:span text:style-name="T3"/></text:p>
          <text:p text:style-name="P9"><text:span text:style-name="T3">若同時設定 </text:span><text:span text:style-name="T3">margin: +=40px</text:span></text:p>
          <text:p text:style-name="P9"><text:span text:style-name="T3">Margin-right: +=20px</text:span></text:p>
          <text:p text:style-name="P9"><text:span text:style-name="T3"/></text:p>
          <text:p text:style-name="P9"><text:span text:style-name="T3"/></text:p>
          <text:p text:style-name="P9"><text:span text:style-name="T3">依循 </text:span><text:span text:style-name="T3">jquery </text:span><text:span text:style-name="T3">不處理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svg:x1="4.65cm" svg:y1="4cm" svg:x2="7cm" svg:y2="7.5cm" draw:start-shape="id86" draw:end-shape="id87" draw:end-glue-point="3" svg:d="M4650 4000v3500h2350">
          <text:p/>
        </draw:connector>
        <draw:custom-shape draw:style-name="gr33" draw:text-style-name="P10" xml:id="id91" draw:id="id91" draw:layer="layout" svg:width="12.528cm" svg:height="5.6cm" svg:x="7.1cm" svg:y="23.4cm">
          <text:p text:style-name="P9"><text:span text:style-name="T3">Rotate</text:span><text:span text:style-name="T3">的麻煩</text:span></text:p>
          <text:p text:style-name="P9"><text:span text:style-name="T3"/></text:p>
          <text:p text:style-name="P9"><text:span text:style-name="T3">若 </text:span><text:span text:style-name="T3">rotate </text:span><text:span text:style-name="T3">超過 </text:span><text:span text:style-name="T3">360</text:span><text:span text:style-name="T3">度再加度數</text:span></text:p>
          <text:p text:style-name="P9"><text:span text:style-name="T3">會有問題</text:span></text:p>
          <text:p text:style-name="P9"><text:span text:style-name="T3"/></text:p>
          <text:p text:style-name="P9"><text:span text:style-name="T3">Transform: roate(390) = 360*1 + 30</text:span></text:p>
          <text:p text:style-name="P9"><text:span text:style-name="T3"/></text:p>
          <text:p text:style-name="P9"><text:span text:style-name="T3">解 </text:span><text:span text:style-name="T3">matrix </text:span><text:span text:style-name="T3">會得</text:span><text:span text:style-name="T3">30 </text:span><text:span text:style-name="T3">度</text:span></text:p>
          <text:p text:style-name="P9"><text:span text:style-name="T3">所以每次旋轉完必須 </text:span><text:span text:style-name="T3">% 360 </text:span><text:span text:style-name="T3">度</text:span></text:p>
          <text:p text:style-name="P9"><text:span text:style-name="T3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89" draw:id="id89" draw:layer="layout" svg:width="12.528cm" svg:height="4cm" svg:x="7.1cm" svg:y="12.6cm">
          <text:p text:style-name="P9"><text:span text:style-name="T3">Transform </text:span><text:span text:style-name="T3">命令必須拆分為</text:span></text:p>
          <text:p text:style-name="P9"><text:span text:style-name="T3">TranslateX, translateY, scaleX, scaleY</text:span></text:p>
          <text:p text:style-name="P9"><text:span text:style-name="T3">Rotate</text:span></text:p>
          <text:p text:style-name="P9"><text:span text:style-name="T3"/></text:p>
          <text:p text:style-name="P9"><text:span text:style-name="T3">為了能方便 </text:span><text:span text:style-name="T3">+= </text:span><text:span text:style-name="T3">命令，所以不能用</text:span></text:p>
          <text:p text:style-name="P9"><text:span text:style-name="T3">Matrix </text:span><text:span text:style-name="T3">直接設定</text:span></text:p>
          <text:p text:style-name="P9"><text:span text:style-name="T3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90" draw:id="id90" draw:layer="layout" svg:width="12.528cm" svg:height="5.2cm" svg:x="7.172cm" svg:y="17.2cm">
          <text:p text:style-name="P9"><text:span text:style-name="T3">設定 </text:span><text:span text:style-name="T10">style</text:span><text:span text:style-name="T3">.transform</text:span></text:p>
          <text:p text:style-name="P9"><text:span text:style-name="T3"/></text:p>
          <text:p text:style-name="P9"><text:span text:style-name="T3">拆分為 </text:span><text:span text:style-name="T3">TranslateX, translateY, scaleX, scaleY</text:span></text:p>
          <text:p text:style-name="P9"><text:span text:style-name="T3">Rotate</text:span></text:p>
          <text:p text:style-name="P9"><text:span text:style-name="T3"/></text:p>
          <text:p text:style-name="P9"><text:span text:style-name="T3">用 </text:span><text:span text:style-name="T3">matrix </text:span><text:span text:style-name="T3">會造成 </text:span><text:span text:style-name="T3">rotate </text:span><text:span text:style-name="T3">不正確</text:span></text:p>
          <text:p text:style-name="P9"><text:span text:style-name="T3">roate(750deg) = rotate(360deg)*2 + rotate(30deg)</text:span></text:p>
          <text:p text:style-name="P9"><text:span text:style-name="T3">用 </text:span><text:span text:style-name="T3">matrix </text:span><text:span text:style-name="T3">直接變成 </text:span><text:span text:style-name="T3">30deg</text:span></text:p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svg:x1="4.65cm" svg:y1="11.9cm" svg:x2="7.1cm" svg:y2="14.6cm" draw:start-shape="id88" draw:start-glue-point="2" draw:end-shape="id89" draw:end-glue-point="3" svg:d="M4650 11900v2700h2450">
          <text:p/>
        </draw:connector>
        <draw:connector draw:style-name="gr34" draw:text-style-name="P1" draw:layer="layout" svg:x1="4.65cm" svg:y1="11.9cm" svg:x2="7.172cm" svg:y2="19.8cm" draw:start-shape="id88" draw:start-glue-point="2" draw:end-shape="id90" draw:end-glue-point="3" svg:d="M4650 11900v7900h2522">
          <text:p/>
        </draw:connector>
        <draw:connector draw:style-name="gr34" draw:text-style-name="P1" draw:layer="layout" svg:x1="4.65cm" svg:y1="11.9cm" svg:x2="7.1cm" svg:y2="26.2cm" draw:start-shape="id88" draw:start-glue-point="2" draw:end-shape="id91" draw:end-glue-point="3" svg:d="M4650 11900v14300h2450">
          <text:p/>
        </draw:connector>
      </draw:page>
      <draw:page draw:name="page15" draw:style-name="dp1" draw:master-page-name="預設">
        <draw:custom-shape draw:style-name="gr2" draw:text-style-name="P7" xml:id="id92" draw:id="id92" draw:layer="layout" svg:width="7.3cm" svg:height="1.1cm" svg:x="1cm" svg:y="1.4cm">
          <text:p text:style-name="P1"><text:span text:style-name="T3">Transform </text:span><text:span text:style-name="T3">設定麻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xml:id="id93" draw:id="id93" draw:layer="layout" svg:width="12.528cm" svg:height="2.8cm" svg:x="7.172cm" svg:y="3.4cm">
          <text:p text:style-name="P9"><text:span text:style-name="T3">Skew </text:span><text:span text:style-name="T3">會影響 </text:span><text:span text:style-name="T3">matrix </text:span><text:span text:style-name="T3">轉為 </text:span><text:span text:style-name="T3">translate, rotate, scale</text:span></text:p>
          <text:p text:style-name="P9"><text:span text:style-name="T3"/></text:p>
          <text:p text:style-name="P9"><text:span text:style-name="T3">所以禁用 </text:span><text:span text:style-name="T3">skew</text:span></text:p>
          <text:p text:style-name="P9"><text:span text:style-name="T3"/></text:p>
          <text:p text:style-name="P9"><text:span text:style-name="T3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svg:x1="4.65cm" svg:y1="2.5cm" svg:x2="7.172cm" svg:y2="4.8cm" draw:start-shape="id92" draw:start-glue-point="2" draw:end-shape="id93" draw:end-glue-point="3" svg:d="M4650 2500v2300h2522">
          <text:p/>
        </draw:connector>
        <draw:custom-shape draw:style-name="gr33" draw:text-style-name="P25" draw:layer="layout" svg:width="12.6cm" svg:height="3.4cm" svg:x="4.2cm" svg:y="25.2cm">
          <text:p text:style-name="P14"><text:span text:style-name="T15">若數值被設定成 </text:span><text:span text:style-name="T15">+-=</text:span></text:p>
          <text:p text:style-name="P14"><text:span text:style-name="T15">則必須驗證 </text:span><text:span text:style-name="T15">css </text:span><text:span text:style-name="T15">值是否也是 </text:span><text:span text:style-name="T15">numb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94" draw:id="id94" draw:layer="layout" svg:width="12.528cm" svg:height="5.7cm" svg:x="7.172cm" svg:y="7.9cm">
          <text:p text:style-name="P9"><text:span text:style-name="T16">Transform </text:span><text:span text:style-name="T16">的每次命令都會覆蓋前次命令</text:span></text:p>
          <text:p text:style-name="P9"><text:span text:style-name="T3"/></text:p>
          <text:p text:style-name="P9"><text:span text:style-name="T3">Transform:</text:span><text:span text:style-name="T6">rotae</text:span><text:span text:style-name="T3">() </text:span><text:span text:style-name="T3">會蓋過 </text:span><text:span text:style-name="T3">transform: </text:span><text:span text:style-name="T6">translate</text:span><text:span text:style-name="T3">()</text:span></text:p>
          <text:p text:style-name="P9"><text:span text:style-name="T3"/></text:p>
          <text:p text:style-name="P9"><text:span text:style-name="T3">要保持上一次的設定要用成</text:span></text:p>
          <text:p text:style-name="P9"><text:span text:style-name="T3"/></text:p>
          <text:p text:style-name="P9"><text:span text:style-name="T3">Transform: </text:span><text:span text:style-name="T17">rotae</text:span><text:span text:style-name="T3">() </text:span><text:span text:style-name="T17">translate</text:span><text:span text:style-name="T3">(=,=)</text:span><text:span text:style-name="T3">告訴系統保持上次</text:span></text:p>
          <text:p text:style-name="P9"><text:span text:style-name="T3">translate</text:span><text:span text:style-name="T3">的效果</text:span></text:p>
          <text:p text:style-name="P9"><text:span text:style-name="T3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svg:x1="4.65cm" svg:y1="2.5cm" svg:x2="7.172cm" svg:y2="10.75cm" draw:start-shape="id92" draw:start-glue-point="2" draw:end-shape="id94" draw:end-glue-point="3" svg:d="M4650 2500v8250h2522">
          <text:p/>
        </draw:connector>
      </draw:page>
      <draw:page draw:name="page16" draw:style-name="dp1" draw:master-page-name="預設">
        <draw:custom-shape draw:style-name="gr1" draw:text-style-name="P1" draw:layer="layout" svg:width="7.2cm" svg:height="1.5cm" svg:x="0cm" svg:y="0cm">
          <text:p text:style-name="P1">系統</text:p>
          <draw:enhanced-geometry svg:viewBox="0 0 21600 21600" draw:text-areas="0 0 21600 21600" draw:type="pentagon-right" draw:modifiers="18624.413275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7" xml:id="id96" draw:id="id96" draw:layer="layout" svg:width="4.6cm" svg:height="1.9cm" svg:x="2.8cm" svg:y="7.6cm">
          <text:p text:style-name="P1"><text:span text:style-name="T3">Action</text:span></text:p>
          <text:p text:style-name="P1"><text:span text:style-name="T3">控制整個組合流程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95" draw:id="id95" draw:layer="layout" svg:width="4.6cm" svg:height="1.6cm" svg:x="11.4cm" svg:y="6.6cm">
          <text:p text:style-name="P1"><text:span text:style-name="T3">TransitionData</text:span></text:p>
          <text:p text:style-name="P1"><text:span text:style-name="T3">專門處理</text:span><text:span text:style-name="T3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97" draw:id="id97" draw:layer="layout" svg:width="4.6cm" svg:height="1.4cm" svg:x="11.4cm" svg:y="9cm">
          <text:p text:style-name="P1"><text:span text:style-name="T3">Ticker</text:span></text:p>
          <text:p text:style-name="P1"><text:span text:style-name="T3">計時器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4cm" svg:y1="7.4cm" svg:x2="7.4cm" svg:y2="8.55cm" draw:start-shape="id95" draw:start-glue-point="3" draw:end-shape="id96" svg:d="M11400 7400l-4000 1150">
          <text:p/>
        </draw:connector>
        <draw:connector draw:style-name="gr4" draw:text-style-name="P1" draw:layer="layout" draw:type="line" svg:x1="11.4cm" svg:y1="9.7cm" svg:x2="7.4cm" svg:y2="8.55cm" draw:start-shape="id97" draw:start-glue-point="3" draw:end-shape="id96" svg:d="M11400 9700l-4000-1150">
          <text:p/>
        </draw:connector>
      </draw:page>
      <draw:page draw:name="page17" draw:style-name="dp1" draw:master-page-name="預設">
        <draw:custom-shape draw:style-name="gr1" draw:text-style-name="P1" draw:layer="layout" svg:width="7.2cm" svg:height="1.5cm" svg:x="0cm" svg:y="0cm">
          <text:p text:style-name="P1">系統流程</text:p>
          <draw:enhanced-geometry svg:viewBox="0 0 21600 21600" draw:text-areas="0 0 21600 21600" draw:type="pentagon-right" draw:modifiers="18624.413275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5" draw:text-style-name="P26" draw:layer="layout" svg:width="4.8cm" svg:height="1.7cm" svg:x="1.5cm" svg:y="2cm">
          <text:p text:style-name="P1"><text:span text:style-name="T18">action</text:span></text:p>
          <draw:enhanced-geometry svg:viewBox="0 0 21600 21600" draw:text-areas="?f0 0 ?f2 ?f5" draw:type="down-arrow" draw:modifiers="9219.04761904762 4993.959591751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6" draw:layer="layout" svg:width="4.8cm" svg:height="1.7cm" svg:x="9cm" svg:y="2.001cm">
          <text:p text:style-name="P1"><text:span text:style-name="T18">cssData</text:span></text:p>
          <draw:enhanced-geometry svg:viewBox="0 0 21600 21600" draw:text-areas="?f0 0 ?f2 ?f5" draw:type="down-arrow" draw:modifiers="9219.04761904762 4993.959591751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6" draw:layer="layout" svg:width="4.8cm" svg:height="1.7cm" svg:x="15cm" svg:y="2.002cm">
          <text:p text:style-name="P1"><text:span text:style-name="T18">timer</text:span></text:p>
          <draw:enhanced-geometry svg:viewBox="0 0 21600 21600" draw:text-areas="?f0 0 ?f2 ?f5" draw:type="down-arrow" draw:modifiers="9219.04761904762 4993.959591751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xml:id="id122" draw:id="id122" draw:layer="layout" svg:width="1cm" svg:height="1cm" svg:x="3.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0" draw:id="id100" draw:layer="layout" svg:width="5.5cm" svg:height="2.4cm" svg:x="8.8cm" svg:y="7.5cm">
          <text:p text:style-name="P1"><text:span text:style-name="T2">取得</text:span><text:span text:style-name="T2">style.transtion</text:span></text:p>
          <text:p text:style-name="P1"><text:span text:style-name="T2">相關的設定</text:span></text:p>
          <text:p text:style-name="P1"><text:span text:style-name="T2"/></text:p>
          <text:p text:style-name="P1"><text:span text:style-name="T19">並把</text:span><text:span text:style-name="T19">trans</text:span><text:span text:style-name="T19">設為不能動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351cm" svg:y1="6.35cm" svg:x2="11.05cm" svg:y2="6.1cm" draw:start-shape="id98" draw:start-glue-point="1" draw:end-shape="id99" draw:end-glue-point="6" svg:d="M6351 6350h2350v-250h2349">
          <text:p/>
        </draw:connector>
        <draw:custom-shape draw:style-name="gr1" draw:text-style-name="P4" xml:id="id101" draw:id="id101" draw:layer="layout" svg:width="5.5cm" svg:height="1.6cm" svg:x="8.8cm" svg:y="11cm">
          <text:p text:style-name="P1"><text:span text:style-name="T2">剔除不能在</text:span><text:span text:style-name="T2">css</text:span><text:span text:style-name="T2">裡</text:span></text:p>
          <text:p text:style-name="P1"><text:span text:style-name="T2">設置的屬性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02" draw:id="id102" draw:layer="layout" svg:width="5.5cm" svg:height="1.047cm" svg:x="8.8cm" svg:y="13.5cm">
          <text:p text:style-name="P1"><text:span text:style-name="T2">把</text:span><text:span text:style-name="T2">css</text:span><text:span text:style-name="T2">名稱規格統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03" draw:id="id103" draw:layer="layout" svg:width="5.5cm" svg:height="1.047cm" svg:x="8.8cm" svg:y="15.353cm">
          <text:p text:style-name="P1"><text:span text:style-name="T2">單獨處理 </text:span><text:span text:style-name="T2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05" draw:id="id105" draw:layer="layout" svg:width="5.5cm" svg:height="1.3cm" svg:x="8.8cm" svg:y="19.1cm">
          <text:p text:style-name="P1"><text:span text:style-name="T2">檢查 </text:span><text:span text:style-name="T2">style </text:span><text:span text:style-name="T2">是否有違規的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xml:id="id104" draw:id="id104" draw:layer="layout" svg:width="4.2cm" svg:height="0.9cm" svg:x="9.45cm" svg:y="17.2cm">
          <text:p text:style-name="P1"><text:span text:style-name="T3">皆下來會動到</text:span><text:span text:style-name="T3">style</text:span></text:p>
          <draw:enhanced-geometry svg:viewBox="0 0 21600 21600" draw:glue-points="10800 0 0 10800 10800 21600 21600 10800" draw:text-areas="?f3 ?f3 ?f4 ?f4" draw:type="hexagon" draw:modifiers="3758.5336824565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4" xml:id="id106" draw:id="id106" draw:layer="layout" svg:width="5.5cm" svg:height="1.3cm" svg:x="8.8cm" svg:y="21.4cm">
          <text:p text:style-name="P1"><text:span text:style-name="T2">若有些值一開始沒有設定</text:span></text:p>
          <text:p text:style-name="P1"><text:span text:style-name="T2">會無法動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07" draw:id="id107" draw:layer="layout" svg:width="5.5cm" svg:height="1cm" svg:x="8.8cm" svg:y="23.8cm">
          <text:p text:style-name="P1"><text:span text:style-name="T2">處理 </text:span><text:span text:style-name="T2">+-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55cm" svg:y1="9.9cm" svg:x2="11.55cm" svg:y2="11cm" draw:start-shape="id100" draw:start-glue-point="2" draw:end-shape="id101" draw:end-glue-point="0" svg:d="M11550 9900v1100">
          <text:p/>
        </draw:connector>
        <draw:connector draw:style-name="gr4" draw:text-style-name="P1" draw:layer="layout" svg:x1="11.55cm" svg:y1="12.6cm" svg:x2="11.55cm" svg:y2="13.5cm" draw:start-shape="id101" draw:start-glue-point="2" draw:end-shape="id102" draw:end-glue-point="0" svg:d="M11550 12600v900">
          <text:p/>
        </draw:connector>
        <draw:connector draw:style-name="gr4" draw:text-style-name="P1" draw:layer="layout" svg:x1="11.55cm" svg:y1="14.547cm" svg:x2="11.55cm" svg:y2="15.353cm" draw:start-shape="id102" draw:start-glue-point="2" draw:end-shape="id103" draw:end-glue-point="0" svg:d="M11550 14547v806">
          <text:p/>
        </draw:connector>
        <draw:connector draw:style-name="gr4" draw:text-style-name="P1" draw:layer="layout" svg:x1="11.55cm" svg:y1="16.4cm" svg:x2="11.55cm" svg:y2="17.2cm" draw:start-shape="id103" draw:start-glue-point="2" draw:end-shape="id104" draw:end-glue-point="4" svg:d="M11550 16400v800">
          <text:p/>
        </draw:connector>
        <draw:connector draw:style-name="gr4" draw:text-style-name="P1" draw:layer="layout" svg:x1="11.55cm" svg:y1="18.1cm" svg:x2="11.55cm" svg:y2="19.1cm" draw:start-shape="id104" draw:start-glue-point="6" draw:end-shape="id105" draw:end-glue-point="0" svg:d="M11550 18100v1000">
          <text:p/>
        </draw:connector>
        <draw:connector draw:style-name="gr4" draw:text-style-name="P1" draw:layer="layout" svg:x1="11.55cm" svg:y1="20.4cm" svg:x2="11.55cm" svg:y2="21.4cm" draw:start-shape="id105" draw:start-glue-point="2" draw:end-shape="id106" draw:end-glue-point="0" svg:d="M11550 20400v1000">
          <text:p/>
        </draw:connector>
        <draw:connector draw:style-name="gr4" draw:text-style-name="P1" draw:layer="layout" svg:x1="11.55cm" svg:y1="22.7cm" svg:x2="11.55cm" svg:y2="23.8cm" draw:start-shape="id106" draw:start-glue-point="2" draw:end-shape="id107" draw:end-glue-point="0" svg:d="M11550 22700v1100">
          <text:p/>
        </draw:connector>
        <draw:custom-shape draw:style-name="gr1" draw:text-style-name="P4" xml:id="id108" draw:id="id108" draw:layer="layout" svg:width="5.5cm" svg:height="1.2cm" svg:x="0.85cm" svg:y="8.3cm">
          <text:p text:style-name="P1"><text:span text:style-name="T2">Check easing-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1" draw:layer="layout" draw:line-skew="1.798cm 0cm -0.299cm" svg:x1="11.55cm" svg:y1="24.8cm" svg:x2="3.6cm" svg:y2="8.3cm" draw:start-shape="id107" draw:start-glue-point="2" draw:end-shape="id108" draw:end-glue-point="0" svg:d="M11550 24800v2300h-3974v-19600h-3976v800">
          <text:p/>
        </draw:connector>
        <draw:custom-shape draw:style-name="gr1" draw:text-style-name="P4" xml:id="id109" draw:id="id109" draw:layer="layout" svg:width="5.5cm" svg:height="1.2cm" svg:x="0.85cm" svg:y="10.3cm">
          <text:p text:style-name="P1"><text:span text:style-name="T2">Callback.star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11" draw:id="id111" draw:layer="layout" svg:width="3.1cm" svg:height="0.8cm" svg:x="4.9cm" svg:y="12.6cm">
          <text:p text:style-name="P1"><text:span text:style-name="T2">Setting 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10" draw:id="id110" draw:layer="layout" svg:width="5.5cm" svg:height="1.2cm" svg:x="0.85cm" svg:y="14.2cm">
          <text:p text:style-name="P1"><text:span text:style-name="T2">If duration &gt;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6cm" svg:y1="11.5cm" svg:x2="3.6cm" svg:y2="14.2cm" draw:start-shape="id109" draw:start-glue-point="2" draw:end-shape="id110" svg:d="M3600 11500v2700">
          <text:p/>
        </draw:connector>
        <draw:connector draw:style-name="gr4" draw:text-style-name="P1" draw:layer="layout" svg:x1="3.6cm" svg:y1="11.5cm" svg:x2="6.45cm" svg:y2="12.6cm" draw:start-shape="id109" draw:start-glue-point="2" draw:end-shape="id111" draw:end-glue-point="0" svg:d="M3600 11500v551h2850v549">
          <text:p/>
        </draw:connector>
        <draw:connector draw:style-name="gr4" draw:text-style-name="P1" draw:layer="layout" svg:x1="6.45cm" svg:y1="13.4cm" svg:x2="3.6cm" svg:y2="14.2cm" draw:start-shape="id111" draw:start-glue-point="2" draw:end-shape="id110" draw:end-glue-point="0" svg:d="M6450 13400v401h-2850v399">
          <text:p/>
        </draw:connector>
        <draw:custom-shape draw:style-name="gr1" draw:text-style-name="P4" xml:id="id113" draw:id="id113" draw:layer="layout" svg:width="5.5cm" svg:height="0.9cm" svg:x="0.851cm" svg:y="17.6cm">
          <text:p text:style-name="P1"><text:span text:style-name="T2">re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12" draw:id="id112" draw:layer="layout" svg:width="3.1cm" svg:height="0.9cm" svg:x="4.9cm" svg:y="16.4cm">
          <text:p text:style-name="P1"><text:span text:style-name="T2">設定</text:span><text:span text:style-name="T2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6cm" svg:y1="15.4cm" svg:x2="6.45cm" svg:y2="16.4cm" draw:start-shape="id110" draw:start-glue-point="2" draw:end-shape="id112" draw:end-glue-point="0" svg:d="M3600 15400v501h2850v499">
          <text:p/>
        </draw:connector>
        <draw:connector draw:style-name="gr4" draw:text-style-name="P1" draw:layer="layout" svg:x1="3.6cm" svg:y1="15.4cm" svg:x2="3.601cm" svg:y2="17.6cm" draw:start-shape="id110" draw:start-glue-point="2" draw:end-shape="id113" draw:end-glue-point="0" svg:d="M3600 15400v1101h1v1099">
          <text:p/>
        </draw:connector>
        <draw:custom-shape draw:style-name="gr1" draw:text-style-name="P4" xml:id="id114" draw:id="id114" draw:layer="layout" svg:width="5.5cm" svg:height="0.9cm" svg:x="0.851cm" svg:y="19.4cm">
          <text:p text:style-name="P1"><text:span text:style-name="T2">bindEnd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6cm" svg:y1="9.5cm" svg:x2="3.6cm" svg:y2="10.3cm" draw:start-shape="id108" draw:start-glue-point="2" draw:end-shape="id109" draw:end-glue-point="0" svg:d="M3600 9500v800">
          <text:p/>
        </draw:connector>
        <draw:custom-shape draw:style-name="gr1" draw:text-style-name="P4" xml:id="id115" draw:id="id115" draw:layer="layout" svg:width="5.5cm" svg:height="0.9cm" svg:x="0.851cm" svg:y="21.2cm">
          <text:p text:style-name="P1"><text:span text:style-name="T2">set</text:span><text:span text:style-name="T19">Trans</text:span><text:span text:style-name="T2">P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16" draw:id="id116" draw:layer="layout" svg:width="5.5cm" svg:height="0.9cm" svg:x="0.851cm" svg:y="23cm">
          <text:p text:style-name="P1"><text:span text:style-name="T2">設定 </text:span><text:span text:style-name="T2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17" draw:id="id117" draw:layer="layout" svg:width="5.5cm" svg:height="0.9cm" svg:x="0.851cm" svg:y="24.8cm">
          <text:p text:style-name="P1"><text:span text:style-name="T2">設定 計時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601cm" svg:y1="18.5cm" svg:x2="3.601cm" svg:y2="19.4cm" draw:start-shape="id113" draw:start-glue-point="2" draw:end-shape="id114" draw:end-glue-point="0" svg:d="M3601 18500v900">
          <text:p/>
        </draw:connector>
        <draw:connector draw:style-name="gr4" draw:text-style-name="P1" draw:layer="layout" svg:x1="3.601cm" svg:y1="20.3cm" svg:x2="3.601cm" svg:y2="21.2cm" draw:start-shape="id114" draw:start-glue-point="2" draw:end-shape="id115" draw:end-glue-point="0" svg:d="M3601 20300v900">
          <text:p/>
        </draw:connector>
        <draw:connector draw:style-name="gr4" draw:text-style-name="P1" draw:layer="layout" svg:x1="3.601cm" svg:y1="22.1cm" svg:x2="3.601cm" svg:y2="23cm" draw:start-shape="id115" draw:start-glue-point="2" draw:end-shape="id116" draw:end-glue-point="0" svg:d="M3601 22100v900">
          <text:p/>
        </draw:connector>
        <draw:connector draw:style-name="gr4" draw:text-style-name="P1" draw:layer="layout" svg:x1="3.601cm" svg:y1="23.9cm" svg:x2="3.601cm" svg:y2="24.8cm" draw:start-shape="id116" draw:start-glue-point="2" draw:end-shape="id117" draw:end-glue-point="0" svg:d="M3601 23900v900">
          <text:p/>
        </draw:connector>
        <draw:custom-shape draw:style-name="gr28" draw:text-style-name="P4" xml:id="id118" draw:id="id118" draw:layer="layout" svg:width="5.5cm" svg:height="0.9cm" svg:x="0.851cm" svg:y="28.4cm">
          <text:p text:style-name="P1"><text:span text:style-name="T2">動畫結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3.601cm" svg:y1="25.7cm" svg:x2="3.601cm" svg:y2="28.4cm" draw:start-shape="id117" draw:start-glue-point="2" draw:end-shape="id118" draw:end-glue-point="0" svg:d="M3601 25700v2700">
          <text:p/>
        </draw:connector>
        <draw:custom-shape draw:style-name="gr36" draw:text-style-name="P1" xml:id="id119" draw:id="id119" draw:layer="layout" svg:width="1cm" svg:height="1cm" svg:x="17.29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99" draw:id="id99" draw:layer="layout" svg:width="1cm" svg:height="1cm" svg:x="11.0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cm 2.775cm" svg:x1="3.601cm" svg:y1="25.7cm" svg:x2="17.299cm" svg:y2="5.1cm" draw:start-shape="id117" draw:start-glue-point="2" draw:end-shape="id119" draw:end-glue-point="6" svg:d="M3601 25700v502h10999v-21102h2699">
          <text:p/>
        </draw:connector>
        <draw:custom-shape draw:style-name="gr1" draw:text-style-name="P4" xml:id="id121" draw:id="id121" draw:layer="layout" svg:width="5.002cm" svg:height="0.818cm" svg:x="15.298cm" svg:y="22.041cm">
          <text:p text:style-name="P1"><text:span text:style-name="T2">Trigger transEnd 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7.799cm" svg:y1="5.6cm" svg:x2="17.799cm" svg:y2="14.082cm" draw:start-shape="id119" draw:start-glue-point="8" draw:end-shape="id120" draw:end-glue-point="0" svg:d="M17799 5600v8482">
          <text:p/>
        </draw:connector>
        <draw:connector draw:style-name="gr4" draw:text-style-name="P1" draw:layer="layout" svg:x1="17.799cm" svg:y1="22.859cm" svg:x2="6.351cm" svg:y2="28.85cm" draw:start-shape="id121" draw:start-glue-point="2" draw:end-shape="id118" draw:end-glue-point="1" svg:d="M17799 22859v5991h-11448">
          <text:p/>
        </draw:connector>
        <draw:connector draw:style-name="gr27" draw:text-style-name="P1" draw:layer="layout" draw:line-skew="0cm 4.599cm" svg:x1="8cm" svg:y1="16.85cm" svg:x2="3.601cm" svg:y2="28.4cm" draw:start-shape="id112" draw:start-glue-point="1" draw:end-shape="id118" draw:end-glue-point="0" svg:d="M8000 16850h501v10600h-4900v950">
          <text:p/>
        </draw:connector>
        <draw:custom-shape draw:style-name="gr2" draw:text-style-name="P4" xml:id="id98" draw:id="id98" draw:layer="layout" svg:width="5.5cm" svg:height="0.9cm" svg:x="0.851cm" svg:y="5.9cm">
          <text:p text:style-name="P1"><text:span text:style-name="T2">設定旗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6cm" svg:y1="5.2cm" svg:x2="3.601cm" svg:y2="5.9cm" draw:start-shape="id122" draw:start-glue-point="8" draw:end-shape="id98" draw:end-glue-point="0" svg:d="M3600 5200v350h1v350">
          <text:p/>
        </draw:connector>
        <draw:connector draw:style-name="gr4" draw:text-style-name="P1" draw:layer="layout" svg:x1="11.55cm" svg:y1="6.6cm" svg:x2="11.55cm" svg:y2="7.5cm" draw:start-shape="id99" draw:start-glue-point="8" draw:end-shape="id100" draw:end-glue-point="0" svg:d="M11550 6600v900">
          <text:p/>
        </draw:connector>
        <draw:custom-shape draw:style-name="gr1" draw:text-style-name="P4" xml:id="id120" draw:id="id120" draw:layer="layout" svg:width="5.002cm" svg:height="0.818cm" svg:x="15.298cm" svg:y="14.082cm">
          <text:p text:style-name="P1"><text:span text:style-name="T2">Callback.step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7.799cm" svg:y1="14.9cm" svg:x2="17.799cm" svg:y2="22.041cm" draw:start-shape="id120" draw:start-glue-point="2" draw:end-shape="id121" draw:end-glue-point="0" svg:d="M17799 14900v7141">
          <text:p/>
        </draw:connector>
      </draw:page>
      <draw:page draw:name="page18" draw:style-name="dp1" draw:master-page-name="預設">
        <draw:custom-shape draw:style-name="gr35" draw:text-style-name="P26" draw:layer="layout" svg:width="4.8cm" svg:height="1.7cm" svg:x="1.501cm" svg:y="2.001cm">
          <text:p text:style-name="P1"><text:span text:style-name="T18">action</text:span></text:p>
          <draw:enhanced-geometry svg:viewBox="0 0 21600 21600" draw:text-areas="?f0 0 ?f2 ?f5" draw:type="down-arrow" draw:modifiers="9219.04761904762 4993.959591751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6" draw:layer="layout" svg:width="4.8cm" svg:height="1.7cm" svg:x="15.001cm" svg:y="2.003cm">
          <text:p text:style-name="P1"><text:span text:style-name="T18">timer</text:span></text:p>
          <draw:enhanced-geometry svg:viewBox="0 0 21600 21600" draw:text-areas="?f0 0 ?f2 ?f5" draw:type="down-arrow" draw:modifiers="9219.04761904762 4993.959591751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4" draw:layer="layout" svg:width="5.5cm" svg:height="0.9cm" svg:x="1.451cm" svg:y="5.1cm">
          <text:p text:style-name="P1"><text:span text:style-name="T2">動畫結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23" draw:id="id123" draw:layer="layout" svg:width="5.5cm" svg:height="0.999cm" svg:x="1.451cm" svg:y="7.401cm">
          <text:p text:style-name="P1"><text:span text:style-name="T2">是否有設定 </text:span><text:span text:style-name="T2">transform.ro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24" draw:id="id124" draw:layer="layout" svg:width="5.5cm" svg:height="0.999cm" svg:x="7.25cm" svg:y="9.601cm">
          <text:p text:style-name="P1"><text:span text:style-name="T2">setTrans</text:span><text:span text:style-name="T2">不能動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201cm" svg:y1="8.4cm" svg:x2="10cm" svg:y2="9.601cm" draw:start-shape="id123" draw:start-glue-point="2" draw:end-shape="id124" draw:end-glue-point="0" svg:d="M4201 8400v600h5799v601">
          <text:p/>
        </draw:connector>
        <draw:custom-shape draw:style-name="gr1" draw:text-style-name="P4" xml:id="id125" draw:id="id125" draw:layer="layout" svg:width="5.5cm" svg:height="0.999cm" svg:x="7.25cm" svg:y="11.401cm">
          <text:p text:style-name="P1"><text:span text:style-name="T2">修正</text:span><text:span text:style-name="T2">transform.ro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26" draw:id="id126" draw:layer="layout" svg:width="5.5cm" svg:height="0.9cm" svg:x="7.25cm" svg:y="13.3cm">
          <text:p text:style-name="P1"><text:span text:style-name="T2">re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cm" svg:y1="12.4cm" svg:x2="10cm" svg:y2="13.3cm" draw:start-shape="id125" draw:start-glue-point="2" draw:end-shape="id126" draw:end-glue-point="0" svg:d="M10000 12400v900">
          <text:p/>
        </draw:connector>
        <draw:connector draw:style-name="gr4" draw:text-style-name="P1" draw:layer="layout" svg:x1="10cm" svg:y1="10.6cm" svg:x2="10cm" svg:y2="11.401cm" draw:start-shape="id124" draw:start-glue-point="2" draw:end-shape="id125" draw:end-glue-point="0" svg:d="M10000 10600v801">
          <text:p/>
        </draw:connector>
        <draw:custom-shape draw:style-name="gr1" draw:text-style-name="P4" xml:id="id128" draw:id="id128" draw:layer="layout" svg:width="5.5cm" svg:height="1.3cm" svg:x="1.452cm" svg:y="17.6cm">
          <text:p text:style-name="P1"><text:span text:style-name="T2">Callback.step()</text:span></text:p>
          <text:p text:style-name="P1"><text:span text:style-name="T2">Callback.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201cm" svg:y1="8.4cm" svg:x2="4.203cm" svg:y2="15.6cm" draw:start-shape="id123" draw:start-glue-point="2" draw:end-shape="id127" draw:end-glue-point="0" svg:d="M4201 8400v3600h2v3600">
          <text:p/>
        </draw:connector>
        <draw:connector draw:style-name="gr4" draw:text-style-name="P1" draw:layer="layout" svg:x1="10cm" svg:y1="14.2cm" svg:x2="4.203cm" svg:y2="15.6cm" draw:start-shape="id126" draw:start-glue-point="2" draw:end-shape="id127" draw:end-glue-point="0" svg:d="M10000 14200v701h-5797v699">
          <text:p/>
        </draw:connector>
        <draw:custom-shape draw:style-name="gr2" draw:text-style-name="P4" xml:id="id129" draw:id="id129" draw:layer="layout" svg:width="5.5cm" svg:height="1.1cm" svg:x="1.453cm" svg:y="19.6cm">
          <text:p text:style-name="P1"><text:span text:style-name="T2">關閉旗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202cm" svg:y1="18.9cm" svg:x2="4.203cm" svg:y2="19.6cm" draw:start-shape="id128" draw:start-glue-point="2" draw:end-shape="id129" draw:end-glue-point="0" svg:d="M4202 18900v351h1v349">
          <text:p/>
        </draw:connector>
        <draw:custom-shape draw:style-name="gr1" draw:text-style-name="P4" xml:id="id127" draw:id="id127" draw:layer="layout" svg:width="5.5cm" svg:height="1.3cm" svg:x="1.453cm" svg:y="15.6cm">
          <text:p text:style-name="P1"><text:span text:style-name="T2">恢復之前</text:span><text:span text:style-name="T2">style.trans</text:span><text:span text:style-name="T2">的設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203cm" svg:y1="16.9cm" svg:x2="4.202cm" svg:y2="17.6cm" draw:start-shape="id127" draw:start-glue-point="2" draw:end-shape="id128" draw:end-glue-point="0" svg:d="M4203 16900v351h-1v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5T20:27:40.34</meta:creation-date>
    <dc:date>2018-10-12T17:43:00.89</dc:date>
    <meta:editing-duration>PT6H35M8S</meta:editing-duration>
    <meta:editing-cycles>74</meta:editing-cycles>
    <meta:generator>OpenOffice/4.1.5$Win32 OpenOffice.org_project/415m1$Build-9789</meta:generator>
    <meta:document-statistic meta:object-count="280"/>
  </office:meta>
</office:document-meta>
</file>